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c1d05"/>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Text_20_body">
      <style:text-properties officeooo:paragraph-rsid="0020b74c"/>
    </style:style>
    <style:style style:name="P9" style:family="paragraph" style:parent-style-name="Text_20_body">
      <style:text-properties officeooo:paragraph-rsid="00217dc8"/>
    </style:style>
    <style:style style:name="P10" style:family="paragraph" style:parent-style-name="Text_20_body">
      <style:paragraph-properties fo:text-align="start" style:justify-single-word="false"/>
      <style:text-properties style:text-underline-style="solid" style:text-underline-type="double" style:text-underline-width="auto" style:text-underline-color="font-color" officeooo:paragraph-rsid="002c1d05"/>
    </style:style>
    <style:style style:name="P11" style:family="paragraph" style:parent-style-name="Text_20_body">
      <style:text-properties officeooo:paragraph-rsid="002c1d05"/>
    </style:style>
    <style:style style:name="P12" style:family="paragraph" style:parent-style-name="Text_20_body">
      <style:text-properties officeooo:paragraph-rsid="00257dc8"/>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2c1d05"/>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2c1d05"/>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Quotations">
      <style:paragraph-properties fo:margin-left="0cm" fo:margin-right="1cm" fo:text-indent="0cm" style:auto-text-indent="false"/>
    </style:style>
    <style:style style:name="P22" style:family="paragraph" style:parent-style-name="Quotations">
      <style:paragraph-properties fo:margin-left="0cm" fo:margin-right="1cm" fo:text-indent="0cm" style:auto-text-indent="false"/>
      <style:text-properties officeooo:paragraph-rsid="002c1d05"/>
    </style:style>
    <style:style style:name="P23" style:family="paragraph" style:parent-style-name="Text_20_body">
      <style:paragraph-properties fo:margin-left="0cm" fo:margin-right="1cm" fo:text-align="start" style:justify-single-word="false" fo:text-indent="0cm" style:auto-text-indent="false"/>
      <style:text-properties officeooo:paragraph-rsid="002c1d05"/>
    </style:style>
    <style:style style:name="P24" style:family="paragraph" style:parent-style-name="Quotations">
      <style:text-properties officeooo:paragraph-rsid="002c1d05"/>
    </style:style>
    <style:style style:name="P25" style:family="paragraph" style:parent-style-name="Heading_20_2">
      <style:text-properties officeooo:paragraph-rsid="002c1d05"/>
    </style:style>
    <style:style style:name="P26" style:family="paragraph" style:parent-style-name="Heading_20_3">
      <style:text-properties officeooo:paragraph-rsid="002c1d0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Contents_20_6">
      <style:paragraph-properties>
        <style:tab-stops>
          <style:tab-stop style:position="14.504cm" style:type="right" style:leader-style="dotted" style:leader-text="."/>
        </style:tab-stops>
      </style:paragraph-properties>
    </style:style>
    <style:style style:name="P33" style:family="paragraph" style:parent-style-name="Heading_20_1">
      <style:paragraph-properties fo:text-align="center" style:justify-single-word="false"/>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text-align="start" style:justify-single-word="false" fo:break-before="page"/>
    </style:style>
    <style:style style:name="P37" style:family="paragraph" style:parent-style-name="Heading_20_1" style:list-style-name="">
      <style:paragraph-properties fo:text-align="start" style:justify-single-word="false" fo:break-before="page"/>
    </style:style>
    <style:style style:name="P38" style:family="paragraph" style:parent-style-name="Heading_20_1">
      <style:paragraph-properties fo:break-before="page"/>
      <style:text-properties officeooo:rsid="00217dc8" officeooo:paragraph-rsid="00217dc8"/>
    </style:style>
    <style:style style:name="P39" style:family="paragraph" style:parent-style-name="Heading_20_1">
      <style:paragraph-properties fo:break-before="page"/>
      <style:text-properties officeooo:paragraph-rsid="002c1d05"/>
    </style:style>
    <style:style style:name="P40" style:family="paragraph" style:parent-style-name="Heading_20_4">
      <style:text-properties officeooo:paragraph-rsid="002c1d05"/>
    </style:style>
    <style:style style:name="P41" style:family="paragraph" style:parent-style-name="Heading_20_4">
      <style:paragraph-properties fo:break-before="page"/>
    </style:style>
    <style:style style:name="P42" style:family="paragraph" style:parent-style-name="Heading_20_4">
      <style:paragraph-properties fo:break-before="page"/>
      <style:text-properties officeooo:paragraph-rsid="002c1d05"/>
    </style:style>
    <style:style style:name="P43" style:family="paragraph" style:parent-style-name="Heading_20_5">
      <style:text-properties officeooo:paragraph-rsid="002c1d05"/>
    </style:style>
    <style:style style:name="P44" style:family="paragraph" style:parent-style-name="Heading_20_6">
      <style:text-properties officeooo:paragraph-rsid="002c1d05"/>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2">
      <style:paragraph-properties fo:text-align="start" style:justify-single-word="false"/>
    </style:style>
    <style:style style:name="P47" style:family="paragraph" style:parent-style-name="Text_20_body" style:list-style-name="L3">
      <style:paragraph-properties fo:text-align="start" style:justify-single-word="false"/>
    </style:style>
    <style:style style:name="P48" style:family="paragraph" style:parent-style-name="Text_20_body" style:list-style-name="L4">
      <style:paragraph-properties fo:text-align="start" style:justify-single-word="false"/>
    </style:style>
    <style:style style:name="P49" style:family="paragraph" style:parent-style-name="Text_20_body" style:list-style-name="L5">
      <style:paragraph-properties fo:text-align="start" style:justify-single-word="false"/>
    </style:style>
    <style:style style:name="P50" style:family="paragraph" style:parent-style-name="Text_20_body" style:list-style-name="L6">
      <style:paragraph-properties fo:text-align="start" style:justify-single-word="false"/>
      <style:text-properties officeooo:paragraph-rsid="002c1d05"/>
    </style:style>
    <style:style style:name="P51" style:family="paragraph" style:parent-style-name="Text_20_body" style:list-style-name="L7">
      <style:paragraph-properties fo:text-align="start" style:justify-single-word="false"/>
      <style:text-properties officeooo:paragraph-rsid="002c1d05"/>
    </style:style>
    <style:style style:name="P52" style:family="paragraph" style:parent-style-name="Text_20_body" style:list-style-name="L8">
      <style:paragraph-properties fo:text-align="start" style:justify-single-word="false"/>
      <style:text-properties officeooo:paragraph-rsid="002c1d05"/>
    </style:style>
    <style:style style:name="P53" style:family="paragraph" style:parent-style-name="Text_20_body" style:list-style-name="L9">
      <style:paragraph-properties fo:text-align="start" style:justify-single-word="false"/>
      <style:text-properties officeooo:paragraph-rsid="002c1d05"/>
    </style:style>
    <style:style style:name="P54" style:family="paragraph" style:parent-style-name="Text_20_body" style:list-style-name="L10">
      <style:paragraph-properties fo:text-align="start" style:justify-single-word="false"/>
      <style:text-properties officeooo:paragraph-rsid="002c1d05"/>
    </style:style>
    <style:style style:name="P55" style:family="paragraph" style:parent-style-name="Text_20_body" style:list-style-name="L11">
      <style:paragraph-properties fo:text-align="start" style:justify-single-word="false"/>
      <style:text-properties officeooo:paragraph-rsid="002c1d05"/>
    </style:style>
    <style:style style:name="P56" style:family="paragraph" style:parent-style-name="Text_20_body">
      <style:paragraph-properties fo:text-align="start" style:justify-single-word="false"/>
      <style:text-properties officeooo:paragraph-rsid="00370996"/>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288316" style:font-size-asian="12pt" style:font-size-complex="12pt"/>
    </style:style>
    <style:style style:name="T4" style:family="text">
      <style:text-properties officeooo:rsid="00208485"/>
    </style:style>
    <style:style style:name="T5" style:family="text">
      <style:text-properties officeooo:rsid="0020b74c"/>
    </style:style>
    <style:style style:name="T6" style:family="text">
      <style:text-properties officeooo:rsid="00257dc8"/>
    </style:style>
    <style:style style:name="T7" style:family="text">
      <style:text-properties officeooo:rsid="003308cf"/>
    </style:style>
    <style:style style:name="T8" style:family="text">
      <style:text-properties officeooo:rsid="00370996"/>
    </style:style>
    <style:style style:name="T9" style:family="text">
      <style:text-properties officeooo:rsid="0037df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4">5</text:span>-<text:span text:style-name="T4">09</text:span></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7">目录</text:p>
          </text:index-title>
          <text:p text:style-name="P27"><text:a xlink:type="simple" xlink:href="#__RefHeading__10649_680043226" text:style-name="Index_20_Link" text:visited-style-name="Index_20_Link">关于本文<text:tab/>5</text:a></text:p>
          <text:p text:style-name="P27"><text:a xlink:type="simple" xlink:href="#__RefHeading__5345_683619096" text:style-name="Index_20_Link" text:visited-style-name="Index_20_Link">什么是KGTP<text:tab/>6</text:a></text:p>
          <text:p text:style-name="P27"><text:a xlink:type="simple" xlink:href="#__RefHeading__11595_1305468286" text:style-name="Index_20_Link" text:visited-style-name="Index_20_Link">快速配置和启动KGTP<text:tab/>7</text:a></text:p>
          <text:p text:style-name="P27"><text:a xlink:type="simple" xlink:href="#__RefHeading__3899_71337508" text:style-name="Index_20_Link" text:visited-style-name="Index_20_Link">需要帮助或者汇报问题<text:tab/>8</text:a></text:p>
          <text:p text:style-name="P27"><text:a xlink:type="simple" xlink:href="#__RefHeading__10120_71337508" text:style-name="Index_20_Link" text:visited-style-name="Index_20_Link">GDB调试普通程序和KGTP的区别表<text:tab/>9</text:a></text:p>
          <text:p text:style-name="P27"><text:a xlink:type="simple" xlink:href="#__RefHeading__11603_71337508" text:style-name="Index_20_Link" text:visited-style-name="Index_20_Link">如何使用GDB控制KGTP跟踪和调试Linux内核<text:tab/>11</text:a></text:p>
          <text:p text:style-name="P28"><text:a xlink:type="simple" xlink:href="#__RefHeading__11605_71337508" text:style-name="Index_20_Link" text:visited-style-name="Index_20_Link">在普通模式直接访问当前值<text:tab/>11</text:a></text:p>
          <text:p text:style-name="P29"><text:a xlink:type="simple" xlink:href="#__RefHeading__11607_71337508" text:style-name="Index_20_Link" text:visited-style-name="Index_20_Link">Linux内核的内存<text:tab/>12</text:a></text:p>
          <text:p text:style-name="P29"><text:a xlink:type="simple" xlink:href="#__RefHeading__11611_71337508" text:style-name="Index_20_Link" text:visited-style-name="Index_20_Link">trace状态变量<text:tab/>13</text:a></text:p>
          <text:p text:style-name="P28"><text:a xlink:type="simple" xlink:href="#__RefHeading__11613_71337508" text:style-name="Index_20_Link" text:visited-style-name="Index_20_Link">GDB tracepoint<text:tab/>14</text:a></text:p>
          <text:p text:style-name="P29"><text:a xlink:type="simple" xlink:href="#__RefHeading__12707_71337508" text:style-name="Index_20_Link" text:visited-style-name="Index_20_Link">设置tracepint<text:tab/>15</text:a></text:p>
          <text:p text:style-name="P30"><text:a xlink:type="simple" xlink:href="#__RefHeading__12709_71337508" text:style-name="Index_20_Link" text:visited-style-name="Index_20_Link">这个函数确实存在但是设置tracepoint到上面会失败如何处理<text:tab/>16</text:a></text:p>
          <text:p text:style-name="P29"><text:a xlink:type="simple" xlink:href="#__RefHeading__12711_71337508" text:style-name="Index_20_Link" text:visited-style-name="Index_20_Link">如何设置条件tracepoint<text:tab/>17</text:a></text:p>
          <text:p text:style-name="P30"><text:a xlink:type="simple" xlink:href="#__RefHeading__12713_71337508" text:style-name="Index_20_Link" text:visited-style-name="Index_20_Link">如何处理错误 "Unsupported operator (null) (52) in expression."<text:tab/>18</text:a></text:p>
          <text:p text:style-name="P29"><text:a xlink:type="simple" xlink:href="#__RefHeading__12715_71337508" text:style-name="Index_20_Link" text:visited-style-name="Index_20_Link">actions [num]<text:tab/>19</text:a></text:p>
          <text:p text:style-name="P30"><text:a xlink:type="simple" xlink:href="#__RefHeading__12717_71337508" text:style-name="Index_20_Link" text:visited-style-name="Index_20_Link">collect expr1, expr2, ...<text:tab/>20</text:a></text:p>
          <text:p text:style-name="P30"><text:a xlink:type="simple" xlink:href="#__RefHeading__12719_71337508" text:style-name="Index_20_Link" text:visited-style-name="Index_20_Link">teval expr1, expr2, ...<text:tab/>21</text:a></text:p>
          <text:p text:style-name="P30"><text:a xlink:type="simple" xlink:href="#__RefHeading__12721_71337508" text:style-name="Index_20_Link" text:visited-style-name="Index_20_Link">while-stepping n<text:tab/>22</text:a></text:p>
          <text:p text:style-name="P29"><text:a xlink:type="simple" xlink:href="#__RefHeading__12723_71337508" text:style-name="Index_20_Link" text:visited-style-name="Index_20_Link">启动和停止 tracepoint<text:tab/>23</text:a></text:p>
          <text:p text:style-name="P29"><text:a xlink:type="simple" xlink:href="#__RefHeading__12725_71337508" text:style-name="Index_20_Link" text:visited-style-name="Index_20_Link">Enable 和 disable tracepoint<text:tab/>24</text:a></text:p>
          <text:p text:style-name="P29"><text:a xlink:type="simple" xlink:href="#__RefHeading__12727_71337508" text:style-name="Index_20_Link" text:visited-style-name="Index_20_Link">用tfind选择trace帧缓存里面的条目<text:tab/>25</text:a></text:p>
          <text:p text:style-name="P30"><text:a xlink:type="simple" xlink:href="#__RefHeading__12729_71337508" text:style-name="Index_20_Link" text:visited-style-name="Index_20_Link">如何处理错误 "No such file or directory." 或者 "没有那个文件或目录."<text:tab/>26</text:a></text:p>
          <text:p text:style-name="P29"><text:a xlink:type="simple" xlink:href="#__RefHeading__12731_71337508" text:style-name="Index_20_Link" text:visited-style-name="Index_20_Link">保存trace帧信息到一个文件中<text:tab/>27</text:a></text:p>
          <text:p text:style-name="P29"><text:a xlink:type="simple" xlink:href="#__RefHeading__12733_71337508" text:style-name="Index_20_Link" text:visited-style-name="Index_20_Link">显示和存储tracepoint<text:tab/>28</text:a></text:p>
          <text:p text:style-name="P29"><text:a xlink:type="simple" xlink:href="#__RefHeading__12735_71337508" text:style-name="Index_20_Link" text:visited-style-name="Index_20_Link">删除tracepoint<text:tab/>29</text:a></text:p>
          <text:p text:style-name="P29"><text:a xlink:type="simple" xlink:href="#__RefHeading__12737_71337508" text:style-name="Index_20_Link" text:visited-style-name="Index_20_Link">用tracepoint从内核中某点取得寄存器信息<text:tab/>30</text:a></text:p>
          <text:p text:style-name="P29"><text:a xlink:type="simple" xlink:href="#__RefHeading__12739_71337508" text:style-name="Index_20_Link" text:visited-style-name="Index_20_Link">用tracepoint从内核中某点取得变量的值<text:tab/>32</text:a></text:p>
          <text:p text:style-name="P29"><text:a xlink:type="simple" xlink:href="#__RefHeading__12741_71337508" text:style-name="Index_20_Link" text:visited-style-name="Index_20_Link">显示当前这一条trace缓存里存储的所有信息<text:tab/>33</text:a></text:p>
          <text:p text:style-name="P29"><text:a xlink:type="simple" xlink:href="#__RefHeading__12743_71337508" text:style-name="Index_20_Link" text:visited-style-name="Index_20_Link">取得 tracepoint 的状态<text:tab/>34</text:a></text:p>
          <text:p text:style-name="P29"><text:a xlink:type="simple" xlink:href="#__RefHeading__12745_71337508" text:style-name="Index_20_Link" text:visited-style-name="Index_20_Link">设置trace缓存为循环缓存<text:tab/>35</text:a></text:p>
          <text:p text:style-name="P29"><text:a xlink:type="simple" xlink:href="#__RefHeading__12747_71337508" text:style-name="Index_20_Link" text:visited-style-name="Index_20_Link">GDB断开的时候不要停止tracepoint<text:tab/>36</text:a></text:p>
          <text:p text:style-name="P29"><text:a xlink:type="simple" xlink:href="#__RefHeading__12749_71337508" text:style-name="Index_20_Link" text:visited-style-name="Index_20_Link">kprobes-optimization和tracepoint的执行速度<text:tab/>37</text:a></text:p>
          <text:p text:style-name="P28"><text:a xlink:type="simple" xlink:href="#__RefHeading__12751_71337508" text:style-name="Index_20_Link" text:visited-style-name="Index_20_Link">如何使用trace状态变量<text:tab/>38</text:a></text:p>
          <text:p text:style-name="P29"><text:a xlink:type="simple" xlink:href="#__RefHeading__12753_71337508" text:style-name="Index_20_Link" text:visited-style-name="Index_20_Link">普通trace状态变量<text:tab/>39</text:a></text:p>
          <text:p text:style-name="P29"><text:a xlink:type="simple" xlink:href="#__RefHeading__12755_71337508" text:style-name="Index_20_Link" text:visited-style-name="Index_20_Link">Per_cpu trace状态变量<text:tab/>41</text:a></text:p>
          <text:p text:style-name="P30"><text:a xlink:type="simple" xlink:href="#__RefHeading__13574_71337508" text:style-name="Index_20_Link" text:visited-style-name="Index_20_Link">如何定义<text:tab/>42</text:a></text:p>
          <text:p text:style-name="P31"><text:a xlink:type="simple" xlink:href="#__RefHeading__13576_71337508" text:style-name="Index_20_Link" text:visited-style-name="Index_20_Link">本地CPU变量<text:tab/>42</text:a></text:p>
          <text:p text:style-name="P31"><text:a xlink:type="simple" xlink:href="#__RefHeading__13578_71337508" text:style-name="Index_20_Link" text:visited-style-name="Index_20_Link">CPU id变量<text:tab/>42</text:a></text:p>
          <text:p text:style-name="P30"><text:a xlink:type="simple" xlink:href="#__RefHeading__13580_71337508" text:style-name="Index_20_Link" text:visited-style-name="Index_20_Link">例子1<text:tab/>43</text:a></text:p>
          <text:p text:style-name="P30"><text:a xlink:type="simple" xlink:href="#__RefHeading__13582_71337508" text:style-name="Index_20_Link" text:visited-style-name="Index_20_Link">例子2<text:tab/>44</text:a></text:p>
          <text:p text:style-name="P29"><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45</text:a></text:p>
          <text:p text:style-name="P29"><text:a xlink:type="simple" xlink:href="#__RefHeading__13586_71337508" text:style-name="Index_20_Link" text:visited-style-name="Index_20_Link">特殊trace状态变量 $self_trace<text:tab/>47</text:a></text:p>
          <text:p text:style-name="P29"><text:a xlink:type="simple" xlink:href="#__RefHeading__13588_71337508" text:style-name="Index_20_Link" text:visited-style-name="Index_20_Link">用$kret trace函数的结尾<text:tab/>48</text:a></text:p>
          <text:p text:style-name="P29"><text:soft-page-break/><text:a xlink:type="simple" xlink:href="#__RefHeading__13590_71337508" text:style-name="Index_20_Link" text:visited-style-name="Index_20_Link">用 $ignore_error 和 $last_errno 忽略tstart的错误<text:tab/>49</text:a></text:p>
          <text:p text:style-name="P29"><text:a xlink:type="simple" xlink:href="#__RefHeading__13592_71337508" text:style-name="Index_20_Link" text:visited-style-name="Index_20_Link">使用 $cooked_clock 和 $cooked_rdtsc 取得不包含KGTP运行时间的时间信息<text:tab/>50</text:a></text:p>
          <text:p text:style-name="P29"><text:a xlink:type="simple" xlink:href="#__RefHeading__13594_71337508" text:style-name="Index_20_Link" text:visited-style-name="Index_20_Link">使用 $xtime_sec 和 $xtime_nsec 取得 timespec<text:tab/>51</text:a></text:p>
          <text:p text:style-name="P28"><text:a xlink:type="simple" xlink:href="#__RefHeading__13596_71337508" text:style-name="Index_20_Link" text:visited-style-name="Index_20_Link">如何 backtrace (stack dump)<text:tab/>52</text:a></text:p>
          <text:p text:style-name="P29"><text:a xlink:type="simple" xlink:href="#__RefHeading__13598_71337508" text:style-name="Index_20_Link" text:visited-style-name="Index_20_Link">通过$bt收集栈并用GDB命令backtrace进行分析<text:tab/>53</text:a></text:p>
          <text:p text:style-name="P29"><text:a xlink:type="simple" xlink:href="#__RefHeading__13600_71337508" text:style-name="Index_20_Link" text:visited-style-name="Index_20_Link">用$_ret来取得当前函数的调用函数的栈<text:tab/>56</text:a></text:p>
          <text:p text:style-name="P29"><text:a xlink:type="simple" xlink:href="#__RefHeading__13602_71337508" text:style-name="Index_20_Link" text:visited-style-name="Index_20_Link">用 $dump_stack 输出栈分析到printk里<text:tab/>58</text:a></text:p>
          <text:p text:style-name="P28"><text:a xlink:type="simple" xlink:href="#__RefHeading__13604_71337508" text:style-name="Index_20_Link" text:visited-style-name="Index_20_Link">如何让tracepoint直接输出信息<text:tab/>59</text:a></text:p>
          <text:p text:style-name="P29"><text:a xlink:type="simple" xlink:href="#__RefHeading__9855_1050592842" text:style-name="Index_20_Link" text:visited-style-name="Index_20_Link">切换collect为直接输出数据<text:tab/>59</text:a></text:p>
          <text:p text:style-name="P28"><text:a xlink:type="simple" xlink:href="#__RefHeading__9857_1050592842" text:style-name="Index_20_Link" text:visited-style-name="Index_20_Link">如何用watch tracepoint控制硬件断点记录内存访问<text:tab/>61</text:a></text:p>
          <text:p text:style-name="P29"><text:a xlink:type="simple" xlink:href="#__RefHeading__9859_1050592842" text:style-name="Index_20_Link" text:visited-style-name="Index_20_Link">watch tracepoint的trace状态变量<text:tab/>62</text:a></text:p>
          <text:p text:style-name="P29"><text:a xlink:type="simple" xlink:href="#__RefHeading__9861_1050592842" text:style-name="Index_20_Link" text:visited-style-name="Index_20_Link">静态watch tracepoint<text:tab/>65</text:a></text:p>
          <text:p text:style-name="P29"><text:a xlink:type="simple" xlink:href="#__RefHeading__11527_1050592842" text:style-name="Index_20_Link" text:visited-style-name="Index_20_Link">动态watch tracepoint<text:tab/>66</text:a></text:p>
          <text:p text:style-name="P28"><text:a xlink:type="simple" xlink:href="#__RefHeading__11529_1050592842" text:style-name="Index_20_Link" text:visited-style-name="Index_20_Link">使用while-stepping让Linux内核做单步<text:tab/>67</text:a></text:p>
          <text:p text:style-name="P29"><text:a xlink:type="simple" xlink:href="#__RefHeading__11531_1050592842" text:style-name="Index_20_Link" text:visited-style-name="Index_20_Link">如何使用 while-stepping<text:tab/>67</text:a></text:p>
          <text:p text:style-name="P29"><text:a xlink:type="simple" xlink:href="#__RefHeading__11533_1050592842" text:style-name="Index_20_Link" text:visited-style-name="Index_20_Link">读while-stepping的traceframe<text:tab/>68</text:a></text:p>
          <text:p text:style-name="P28"><text:a xlink:type="simple" xlink:href="#__RefHeading__11535_1050592842" text:style-name="Index_20_Link" text:visited-style-name="Index_20_Link">如何显示被优化掉的变量值<text:tab/>70</text:a></text:p>
          <text:p text:style-name="P29"><text:a xlink:type="simple" xlink:href="#__RefHeading__11537_1050592842" text:style-name="Index_20_Link" text:visited-style-name="Index_20_Link">升级你的GCC<text:tab/>70</text:a></text:p>
          <text:p text:style-name="P29"><text:a xlink:type="simple" xlink:href="#__RefHeading__11539_1050592842" text:style-name="Index_20_Link" text:visited-style-name="Index_20_Link">通过分析汇编代码取得访问被优化掉变量的方法<text:tab/>71</text:a></text:p>
          <text:p text:style-name="P28"><text:a xlink:type="simple" xlink:href="#__RefHeading__11541_1050592842" text:style-name="Index_20_Link" text:visited-style-name="Index_20_Link">如何取得函数指针指向的函数<text:tab/>74</text:a></text:p>
          <text:p text:style-name="P29"><text:a xlink:type="simple" xlink:href="#__RefHeading__11543_1050592842" text:style-name="Index_20_Link" text:visited-style-name="Index_20_Link">如果函数指针没有被优化掉<text:tab/>74</text:a></text:p>
          <text:p text:style-name="P29"><text:a xlink:type="simple" xlink:href="#__RefHeading__11545_1050592842" text:style-name="Index_20_Link" text:visited-style-name="Index_20_Link">如果函数指针被优化掉了<text:tab/>75</text:a></text:p>
          <text:p text:style-name="P28"><text:a xlink:type="simple" xlink:href="#__RefHeading__11547_1050592842" text:style-name="Index_20_Link" text:visited-style-name="Index_20_Link">/sys/kernel/debug/gtpframe和离线调试<text:tab/>76</text:a></text:p>
          <text:p text:style-name="P28"><text:a xlink:type="simple" xlink:href="#__RefHeading__11549_1050592842" text:style-name="Index_20_Link" text:visited-style-name="Index_20_Link">如何使用 /sys/kernel/debug/gtpframe_pipe<text:tab/>78</text:a></text:p>
          <text:p text:style-name="P29"><text:a xlink:type="simple" xlink:href="#__RefHeading__11551_1050592842" text:style-name="Index_20_Link" text:visited-style-name="Index_20_Link">用GDB读帧信息<text:tab/>78</text:a></text:p>
          <text:p text:style-name="P29"><text:a xlink:type="simple" xlink:href="#__RefHeading__11553_1050592842" text:style-name="Index_20_Link" text:visited-style-name="Index_20_Link">用cat读帧信息<text:tab/>79</text:a></text:p>
          <text:p text:style-name="P29"><text:a xlink:type="simple" xlink:href="#__RefHeading__11555_1050592842" text:style-name="Index_20_Link" text:visited-style-name="Index_20_Link">用getframe读帧信息<text:tab/>80</text:a></text:p>
          <text:p text:style-name="P29"><text:a xlink:type="simple" xlink:href="#__RefHeading__11557_1050592842" text:style-name="Index_20_Link" text:visited-style-name="Index_20_Link">使用 $pipe_trace<text:tab/>81</text:a></text:p>
          <text:p text:style-name="P28"><text:a xlink:type="simple" xlink:href="#__RefHeading__11559_1050592842" text:style-name="Index_20_Link" text:visited-style-name="Index_20_Link">和用户程序一起使用KGTP<text:tab/>82</text:a></text:p>
          <text:p text:style-name="P29"><text:a xlink:type="simple" xlink:href="#__RefHeading__5425_673718429" text:style-name="Index_20_Link" text:visited-style-name="Index_20_Link">让GDB为访问用户程序而连接KGTP<text:tab/>82</text:a></text:p>
          <text:p text:style-name="P29"><text:a xlink:type="simple" xlink:href="#__RefHeading__5691_673718429" text:style-name="Index_20_Link" text:visited-style-name="Index_20_Link">直接读用户程序的内存<text:tab/>83</text:a></text:p>
          <text:p text:style-name="P29"><text:a xlink:type="simple" xlink:href="#__RefHeading__5693_673718429" text:style-name="Index_20_Link" text:visited-style-name="Index_20_Link">Trace用户程序<text:tab/>84</text:a></text:p>
          <text:p text:style-name="P29"><text:a xlink:type="simple" xlink:href="#__RefHeading__11563_1050592842" text:style-name="Index_20_Link" text:visited-style-name="Index_20_Link">在tracepoint收集系统调用的从内核到用户层的的栈信息(可用来做backtrace)<text:tab/>86</text:a></text:p>
          <text:p text:style-name="P29"><text:a xlink:type="simple" xlink:href="#__RefHeading__11565_1050592842" text:style-name="Index_20_Link" text:visited-style-name="Index_20_Link">如何使用 add-ons/hotcode.py<text:tab/>89</text:a></text:p>
          <text:p text:style-name="P28"><text:a xlink:type="simple" xlink:href="#__RefHeading__11567_1050592842" text:style-name="Index_20_Link" text:visited-style-name="Index_20_Link">如何增加用C写的插件<text:tab/>90</text:a></text:p>
          <text:p text:style-name="P29"><text:a xlink:type="simple" xlink:href="#__RefHeading__11569_1050592842" text:style-name="Index_20_Link" text:visited-style-name="Index_20_Link">API<text:tab/>91</text:a></text:p>
          <text:p text:style-name="P29"><text:a xlink:type="simple" xlink:href="#__RefHeading__11571_1050592842" text:style-name="Index_20_Link" text:visited-style-name="Index_20_Link">例子<text:tab/>93</text:a></text:p>
          <text:p text:style-name="P29"><text:a xlink:type="simple" xlink:href="#__RefHeading__11573_1050592842" text:style-name="Index_20_Link" text:visited-style-name="Index_20_Link">如何使用<text:tab/>94</text:a></text:p>
          <text:p text:style-name="P28"><text:a xlink:type="simple" xlink:href="#__RefHeading__11575_1050592842" text:style-name="Index_20_Link" text:visited-style-name="Index_20_Link">如何使用性能计数器<text:tab/>95</text:a></text:p>
          <text:p text:style-name="P29"><text:a xlink:type="simple" xlink:href="#__RefHeading__11577_1050592842" text:style-name="Index_20_Link" text:visited-style-name="Index_20_Link">定义一个perf event trace状态变量<text:tab/>96</text:a></text:p>
          <text:p text:style-name="P29"><text:a xlink:type="simple" xlink:href="#__RefHeading__11579_1050592842" text:style-name="Index_20_Link" text:visited-style-name="Index_20_Link">定义一个per_cpu perf event trace状态变量<text:tab/>97</text:a></text:p>
          <text:p text:style-name="P29"><text:a xlink:type="simple" xlink:href="#__RefHeading__11581_1050592842" text:style-name="Index_20_Link" text:visited-style-name="Index_20_Link">perf event的类型和配置<text:tab/>98</text:a></text:p>
          <text:p text:style-name="P29"><text:a xlink:type="simple" xlink:href="#__RefHeading__11583_1050592842" text:style-name="Index_20_Link" text:visited-style-name="Index_20_Link">用$p_pe_en打开和关闭一个CPU上所有的perf event<text:tab/>100</text:a></text:p>
          <text:p text:style-name="P29"><text:a xlink:type="simple" xlink:href="#__RefHeading__11585_1050592842" text:style-name="Index_20_Link" text:visited-style-name="Index_20_Link">用来帮助设置和取得perf event trace状态变量的GDB脚本<text:tab/>101</text:a></text:p>
          <text:p text:style-name="P27"><text:a xlink:type="simple" xlink:href="#__RefHeading__11597_1305468286" text:style-name="Index_20_Link" text:visited-style-name="Index_20_Link">附录A 使用KGTP前的准备工作<text:tab/>104</text:a></text:p>
          <text:p text:style-name="P28"><text:a xlink:type="simple" xlink:href="#__RefHeading__10124_71337508" text:style-name="Index_20_Link" text:visited-style-name="Index_20_Link">Linux内核<text:tab/>104</text:a></text:p>
          <text:p text:style-name="P29"><text:a xlink:type="simple" xlink:href="#__RefHeading__10126_71337508" text:style-name="Index_20_Link" text:visited-style-name="Index_20_Link">如果你的系统内核是自己编译的<text:tab/>104</text:a></text:p>
          <text:p text:style-name="P29"><text:a xlink:type="simple" xlink:href="#__RefHeading__10128_71337508" text:style-name="Index_20_Link" text:visited-style-name="Index_20_Link">如果是Android内核<text:tab/>105</text:a></text:p>
          <text:p text:style-name="P29"><text:soft-page-break/><text:a xlink:type="simple" xlink:href="#__RefHeading__10130_71337508" text:style-name="Index_20_Link" text:visited-style-name="Index_20_Link">如果你的系统内核是发行版自带的<text:tab/>106</text:a></text:p>
          <text:p text:style-name="P30"><text:a xlink:type="simple" xlink:href="#__RefHeading__10132_71337508" text:style-name="Index_20_Link" text:visited-style-name="Index_20_Link">Ubuntu<text:tab/>106</text:a></text:p>
          <text:p text:style-name="P31"><text:a xlink:type="simple" xlink:href="#__RefHeading__10134_71337508" text:style-name="Index_20_Link" text:visited-style-name="Index_20_Link">安装Linux内核调试镜像的标准方法<text:tab/>106</text:a></text:p>
          <text:p text:style-name="P31"><text:a xlink:type="simple" xlink:href="#__RefHeading__10136_71337508" text:style-name="Index_20_Link" text:visited-style-name="Index_20_Link">安装Linux内核调试镜像的第二方法<text:tab/>106</text:a></text:p>
          <text:p text:style-name="P31"><text:a xlink:type="simple" xlink:href="#__RefHeading__10138_71337508" text:style-name="Index_20_Link" text:visited-style-name="Index_20_Link">安装内核头文件包<text:tab/>107</text:a></text:p>
          <text:p text:style-name="P31"><text:a xlink:type="simple" xlink:href="#__RefHeading__10140_71337508" text:style-name="Index_20_Link" text:visited-style-name="Index_20_Link">安装内核源码<text:tab/>107</text:a></text:p>
          <text:p text:style-name="P32"><text:a xlink:type="simple" xlink:href="#__RefHeading__10657_680043226" text:style-name="Index_20_Link" text:visited-style-name="Index_20_Link">新方法<text:tab/>107</text:a></text:p>
          <text:p text:style-name="P32"><text:a xlink:type="simple" xlink:href="#__RefHeading__10659_680043226" text:style-name="Index_20_Link" text:visited-style-name="Index_20_Link">老方法<text:tab/>107</text:a></text:p>
          <text:p text:style-name="P30"><text:a xlink:type="simple" xlink:href="#__RefHeading__10142_71337508" text:style-name="Index_20_Link" text:visited-style-name="Index_20_Link">Fedora<text:tab/>108</text:a></text:p>
          <text:p text:style-name="P31"><text:a xlink:type="simple" xlink:href="#__RefHeading__10144_71337508" text:style-name="Index_20_Link" text:visited-style-name="Index_20_Link">安装Linux内核调试镜像<text:tab/>108</text:a></text:p>
          <text:p text:style-name="P31"><text:a xlink:type="simple" xlink:href="#__RefHeading__10146_71337508" text:style-name="Index_20_Link" text:visited-style-name="Index_20_Link">安装Linux内核开发包<text:tab/>108</text:a></text:p>
          <text:p text:style-name="P30"><text:a xlink:type="simple" xlink:href="#__RefHeading__10148_71337508" text:style-name="Index_20_Link" text:visited-style-name="Index_20_Link">其他系统<text:tab/>109</text:a></text:p>
          <text:p text:style-name="P29"><text:a xlink:type="simple" xlink:href="#__RefHeading__10150_71337508" text:style-name="Index_20_Link" text:visited-style-name="Index_20_Link">确定Linux内核调试镜像是正确的<text:tab/>110</text:a></text:p>
          <text:p text:style-name="P30"><text:a xlink:type="simple" xlink:href="#__RefHeading__10152_71337508" text:style-name="Index_20_Link" text:visited-style-name="Index_20_Link">当前Linux内核调试镜像在哪<text:tab/>111</text:a></text:p>
          <text:p text:style-name="P30"><text:a xlink:type="simple" xlink:href="#__RefHeading__10154_71337508" text:style-name="Index_20_Link" text:visited-style-name="Index_20_Link">使用/proc/kallsyms<text:tab/>112</text:a></text:p>
          <text:p text:style-name="P30"><text:a xlink:type="simple" xlink:href="#__RefHeading__10156_71337508" text:style-name="Index_20_Link" text:visited-style-name="Index_20_Link">使用linux_banner<text:tab/>113</text:a></text:p>
          <text:p text:style-name="P29"><text:a xlink:type="simple" xlink:href="#__RefHeading__10754_71337508" text:style-name="Index_20_Link" text:visited-style-name="Index_20_Link">处理Linux内核调试镜像地址信息和Linux内核执行时不同的问题<text:tab/>114</text:a></text:p>
          <text:p text:style-name="P28"><text:a xlink:type="simple" xlink:href="#__RefHeading__10756_71337508" text:style-name="Index_20_Link" text:visited-style-name="Index_20_Link">取得KGTP<text:tab/>115</text:a></text:p>
          <text:p text:style-name="P29"><text:a xlink:type="simple" xlink:href="#__RefHeading__10758_71337508" text:style-name="Index_20_Link" text:visited-style-name="Index_20_Link">通过http下载KGTP<text:tab/>115</text:a></text:p>
          <text:p text:style-name="P29"><text:a xlink:type="simple" xlink:href="#__RefHeading__10760_71337508" text:style-name="Index_20_Link" text:visited-style-name="Index_20_Link">通过git下载KGTP<text:tab/>116</text:a></text:p>
          <text:p text:style-name="P29"><text:a xlink:type="simple" xlink:href="#__RefHeading__10791_1267614711" text:style-name="Index_20_Link" text:visited-style-name="Index_20_Link">镜像<text:tab/>117</text:a></text:p>
          <text:p text:style-name="P28"><text:a xlink:type="simple" xlink:href="#__RefHeading__10762_71337508" text:style-name="Index_20_Link" text:visited-style-name="Index_20_Link">配置KGTP<text:tab/>118</text:a></text:p>
          <text:p text:style-name="P28"><text:a xlink:type="simple" xlink:href="#__RefHeading__10764_71337508" text:style-name="Index_20_Link" text:visited-style-name="Index_20_Link">编译KGTP<text:tab/>119</text:a></text:p>
          <text:p text:style-name="P29"><text:a xlink:type="simple" xlink:href="#__RefHeading__10766_71337508" text:style-name="Index_20_Link" text:visited-style-name="Index_20_Link">普通编译<text:tab/>119</text:a></text:p>
          <text:p text:style-name="P29"><text:a xlink:type="simple" xlink:href="#__RefHeading__10768_71337508" text:style-name="Index_20_Link" text:visited-style-name="Index_20_Link">用一些特殊选项编译KGTP<text:tab/>120</text:a></text:p>
          <text:p text:style-name="P28"><text:a xlink:type="simple" xlink:href="#__RefHeading__10770_71337508" text:style-name="Index_20_Link" text:visited-style-name="Index_20_Link">安装和卸载 KGTP<text:tab/>121</text:a></text:p>
          <text:p text:style-name="P28"><text:a xlink:type="simple" xlink:href="#__RefHeading__10772_71337508" text:style-name="Index_20_Link" text:visited-style-name="Index_20_Link">和DKMS一起使用KGTP<text:tab/>122</text:a></text:p>
          <text:p text:style-name="P28"><text:a xlink:type="simple" xlink:href="#__RefHeading__10774_71337508" text:style-name="Index_20_Link" text:visited-style-name="Index_20_Link">使用KGTP Linux内核patch<text:tab/>123</text:a></text:p>
          <text:p text:style-name="P28"><text:a xlink:type="simple" xlink:href="#__RefHeading__10776_71337508" text:style-name="Index_20_Link" text:visited-style-name="Index_20_Link">安装可以和KGTP一起使用的GDB<text:tab/>124</text:a></text:p>
          <text:p text:style-name="P27"><text:a xlink:type="simple" xlink:href="#__RefHeading__11575_71337508" text:style-name="Index_20_Link" text:visited-style-name="Index_20_Link">附录B 如何让GDB连接KGTP<text:tab/>125</text:a></text:p>
          <text:p text:style-name="P28"><text:a xlink:type="simple" xlink:href="#__RefHeading__11577_71337508" text:style-name="Index_20_Link" text:visited-style-name="Index_20_Link">普通Linux<text:tab/>125</text:a></text:p>
          <text:p text:style-name="P29"><text:a xlink:type="simple" xlink:href="#__RefHeading__11579_71337508" text:style-name="Index_20_Link" text:visited-style-name="Index_20_Link">安装KGTP模块<text:tab/>125</text:a></text:p>
          <text:p text:style-name="P29"><text:a xlink:type="simple" xlink:href="#__RefHeading__11581_71337508" text:style-name="Index_20_Link" text:visited-style-name="Index_20_Link">处理找不到"/sys/kernel/debug/gtp"的问题<text:tab/>126</text:a></text:p>
          <text:p text:style-name="P29"><text:a xlink:type="simple" xlink:href="#__RefHeading__11583_71337508" text:style-name="Index_20_Link" text:visited-style-name="Index_20_Link">让GDB连接到KGTP<text:tab/>127</text:a></text:p>
          <text:p text:style-name="P30"><text:a xlink:type="simple" xlink:href="#__RefHeading__10902_1675807557" text:style-name="Index_20_Link" text:visited-style-name="Index_20_Link">装载Linux内核调试镜像到GDB<text:tab/>127</text:a></text:p>
          <text:p text:style-name="P30"><text:a xlink:type="simple" xlink:href="#__RefHeading__11585_71337508" text:style-name="Index_20_Link" text:visited-style-name="Index_20_Link">GDB在本地主机上<text:tab/>128</text:a></text:p>
          <text:p text:style-name="P30"><text:a xlink:type="simple" xlink:href="#__RefHeading__11587_71337508" text:style-name="Index_20_Link" text:visited-style-name="Index_20_Link">如果GDB在远程主机上<text:tab/>129</text:a></text:p>
          <text:p text:style-name="P28"><text:a xlink:type="simple" xlink:href="#__RefHeading__11589_71337508" text:style-name="Index_20_Link" text:visited-style-name="Index_20_Link">Android<text:tab/>130</text:a></text:p>
          <text:p text:style-name="P29"><text:a xlink:type="simple" xlink:href="#__RefHeading__11591_71337508" text:style-name="Index_20_Link" text:visited-style-name="Index_20_Link">安装KGTP模块<text:tab/>131</text:a></text:p>
          <text:p text:style-name="P29"><text:a xlink:type="simple" xlink:href="#__RefHeading__11593_71337508" text:style-name="Index_20_Link" text:visited-style-name="Index_20_Link">处理找不到"/sys/kernel/debug/gtp"的问题<text:tab/>132</text:a></text:p>
          <text:p text:style-name="P29"><text:a xlink:type="simple" xlink:href="#__RefHeading__11595_71337508" text:style-name="Index_20_Link" text:visited-style-name="Index_20_Link">GDB连接KGTP<text:tab/>133</text:a></text:p>
          <text:p text:style-name="P27"><text:a xlink:type="simple" xlink:href="#__RefHeading__11597_71337508" text:style-name="Index_20_Link" text:visited-style-name="Index_20_Link">附录C 增加模块的符号信息到GDB<text:tab/>134</text:a></text:p>
          <text:p text:style-name="P28"><text:a xlink:type="simple" xlink:href="#__RefHeading__11599_71337508" text:style-name="Index_20_Link" text:visited-style-name="Index_20_Link">如何使用getmod<text:tab/>135</text:a></text:p>
          <text:p text:style-name="P28"><text:a xlink:type="simple" xlink:href="#__RefHeading__11601_71337508" text:style-name="Index_20_Link" text:visited-style-name="Index_20_Link">如何使用getmod.py<text:tab/>136</text:a></text:p>
        </text:index-body>
      </text:table-of-content>
      <text:p text:style-name="P4"/>
      <text:h text:style-name="P37" text:outline-level="1"><text:bookmark-start text:name="__RefHeading__10649_680043226"/>关于本文<text:bookmark-end text:name="__RefHeading__10649_680043226"/></text:h>
      <text:p text:style-name="P8"><text:bookmark-start text:name="__RefHeading__10651_680043226"/><text:a xlink:type="simple" xlink:href="http://teawater.github.io/kgtp/kgtpcn.html"><text:span text:style-name="T5">http://teawater.github.io/kgtp/kgtpcn.html</text:spa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36"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 和 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请到 <text:a xlink:type="simple" xlink:href="https://github.com/teawater/kgtp/blob/master/UPDATE">UPDATE</text:a> 去看KGTP的更新信息。</text:p>
      <text:p text:style-name="P5"/>
      <text:h text:style-name="P38" text:outline-level="1"><text:bookmark-start text:name="__RefHeading__11595_1305468286"/>快速配置和启动KGTP<text:bookmark-end text:name="__RefHeading__11595_1305468286"/></text:h>
      <text:p text:style-name="Quotations">#kgtp.py将在本机上自动配置和启动KGTP和GDB。 </text:p>
      <text:p text:style-name="Quotations">#第一次使用这个脚本需要等一段时间因为有一些包需要下载。 </text:p>
      <text:p text:style-name="Quotations">wget https://raw.githubusercontent.com/teawater/kgtp/master/kgtp.py </text:p>
      <text:p text:style-name="Quotations">sudo python kgtp.py </text:p>
      <text:p text:style-name="Quotations">#访问内核的内存。 </text:p>
      <text:p text:style-name="Quotations">(gdb) p jiffies_64 </text:p>
      <text:p text:style-name="Quotations">$2 = 5081634360 </text:p>
      <text:p text:style-name="Quotations">#在函数vfs_read上设置trace点并收集这个函数的backtrace信息。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9"/>
      <text:p text:style-name="P12"><text:span text:style-name="T6">如果要在远程主机或者和Android一起使用KGTP，请阅读</text:span><text:a xlink:type="simple" xlink:href="#7.附录A 使用KGTP前的准备工作|outline"><text:span text:style-name="T6">附录A 使用KGTP前的准备工作</text:span></text:a><text:span text:style-name="T6">和</text:span><text:a xlink:type="simple" xlink:href="#8.附录B 如何让GDB连接KGTP|outline"><text:span text:style-name="T6">附录B 如何让GDB连接KGTP</text:span></text:a><text:span text:style-name="T6">。</text:span></text:p>
      <text:h text:style-name="P35"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35"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20">功能</text:p>
          </table:table-cell>
          <table:table-cell table:style-name="表格1.A1" office:value-type="string">
            <text:p text:style-name="P20">GDB调试普通程序</text:p>
          </table:table-cell>
          <table:table-cell table:style-name="表格1.C1" office:value-type="string">
            <text:p text:style-name="P20">GDB控制KGTP调试Linux内核</text:p>
          </table:table-cell>
        </table:table-row>
        <table:table-row>
          <table:table-cell table:style-name="表格1.A2" office:value-type="string">
            <text:p text:style-name="P19">准备工作</text:p>
          </table:table-cell>
          <table:table-cell table:style-name="表格1.A2" office:value-type="string">
            <text:p text:style-name="P19">系统里安装了GDB。<text:line-break/>程序用 "-g"选项编译。</text:p>
          </table:table-cell>
          <table:table-cell table:style-name="表格1.C2" table:number-rows-spanned="2" office:value-type="string">
            <text:p text:style-name="P18"><text:a xlink:type="simple" xlink:href="#3.快速配置和启动KGTP|outline"><text:span text:style-name="T3">快速配置和启动KGTP</text:span></text:a></text:p>
          </table:table-cell>
        </table:table-row>
        <table:table-row>
          <table:table-cell table:style-name="表格1.A2" office:value-type="string">
            <text:p text:style-name="P19">Attach</text:p>
          </table:table-cell>
          <table:table-cell table:style-name="表格1.A2" office:value-type="string">
            <text:p text:style-name="P19">使用命令"gdb -p pid"或者GDB命令"attach pid"可以attach系统中的某个程序.</text:p>
          </table:table-cell>
          <table:covered-table-cell/>
        </table:table-row>
        <table:table-row>
          <table:table-cell table:style-name="表格1.A2" office:value-type="string">
            <text:p text:style-name="P19">Breakpoints</text:p>
          </table:table-cell>
          <table:table-cell table:style-name="表格1.A2" office:value-type="string">
            <text:p text:style-name="P19">GDB命令"b place_will_stop"，让程序在执行这个命令后执行，则程序将停止在设置这个断点的地方。</text:p>
          </table:table-cell>
          <table:table-cell table:style-name="表格1.C2" office:value-type="string">
            <text:p text:style-name="P19">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9">读Memory</text:p>
          </table:table-cell>
          <table:table-cell table:style-name="表格1.A2" office:value-type="string">
            <text:p text:style-name="P19">GDB停止程序后(也许不需要)，它可以用GDB命令"print"或者"x"等应用程序的内存。</text:p>
          </table:table-cell>
          <table:table-cell table:style-name="表格1.C2" office:value-type="string">
            <text:p text:style-name="P19">你可以在tracepoint中设置特殊的action收集内存到trace 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8"><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able:table-row>
          <table:table-cell table:style-name="表格1.A2" office:value-type="string">
            <text:p text:style-name="P19">Step 和 continue</text:p>
          </table:table-cell>
          <table:table-cell table:style-name="表格1.A2" office:value-type="string">
            <text:p text:style-name="P19">GDB可以用命令"continue"继续程序的执行，用CTRL-C停止其。</text:p>
          </table:table-cell>
          <table:table-cell table:style-name="表格1.C2" office:value-type="string">
            <text:p text:style-name="P18"><text:span text:style-name="T2">KGTP不会停止Linux内核，但是tracepoint可以开始和停止。</text:span><text:a xlink:type="simple" xlink:href="#启动和停止 tracepoint|outline"><text:span text:style-name="T2">启动和停止 tracepoint</text:span></text:a></text:p>
            <text:p text:style-name="P18"><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9">Backtrace</text:p>
          </table:table-cell>
          <table:table-cell table:style-name="表格1.A2" office:value-type="string">
            <text:p text:style-name="P19">GDB可以用命令"backtrace"打印全部调用栈。</text:p>
          </table:table-cell>
          <table:table-cell table:style-name="表格1.C2" office:value-type="string">
            <text:p text:style-name="P18"><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9">Watchpoint</text:p>
          </table:table-cell>
          <table:table-cell table:style-name="表格1.A2" office:value-type="string">
            <text:p text:style-name="P19">GDB可以用watchpoint让程序在<text:soft-page-break/>某些内存访问发生的时候停止。</text:p>
          </table:table-cell>
          <table:table-cell table:style-name="表格1.C2" office:value-type="string">
            <text:p text:style-name="P18"><text:span text:style-name="T2">KGTP可以用watch tracepoint记录内存访问。 </text:span><text:a xlink:type="simple" xlink:href="#如何用watch tracepoint控制硬件断点记录内存访问|outline"><text:span text:style-name="T2">如何用watch tracepoint控制硬件断点记录</text:span></text:a><text:soft-page-break/><text:a xlink:type="simple" xlink:href="#如何用watch tracepoint控制硬件断点记录内存访问|outline"><text:span text:style-name="T2">内存访问</text:span></text:a></text:p>
          </table:table-cell>
        </table:table-row>
        <table:table-row>
          <table:table-cell table:style-name="表格1.A2" office:value-type="string">
            <text:p text:style-name="P19">调用函数</text:p>
          </table:table-cell>
          <table:table-cell table:style-name="表格1.A2" office:value-type="string">
            <text:p text:style-name="P19">GDB可以用命令"call function(xx,xx)"调用程序中的函数。</text:p>
          </table:table-cell>
          <table:table-cell table:style-name="表格1.C2" office:value-type="string">
            <text:p text:style-name="P18"><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h text:style-name="P34" text:outline-level="1"/>
      <text:p text:style-name="P5"/>
      <text:h text:style-name="P35"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13"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13" text:outline-level="3"><text:bookmark-start text:name="__RefHeading__11611_71337508"/>trace状态变量<text:bookmark-end text:name="__RefHeading__11611_71337508"/></text:h>
      <text:p text:style-name="P5">你可以使用和访问内存一样的命令访问TSV。 请到 <text:a xlink:type="simple" xlink:href="#如何使用trace状态变量|outline"><text:span text:style-name="T7">如何使用trace状态变量</text:span></text:a> 取得更多TSV的信息。</text:p>
      <text:p text:style-name="P5"/>
      <text:h text:style-name="P15"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13"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41"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13"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21"/>
      <text:h text:style-name="P41"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21"/>
      <text:h text:style-name="P13"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41"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41"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text:span text:style-name="T8">像</text:span>collect一样把这些值存到trace帧中。</text:p>
      <text:p text:style-name="P5"/>
      <text:h text:style-name="P41"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13"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13"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13"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6">当GDB在"tfind"模式的时候，其只能显示<text:span text:style-name="T8">用collection命令收集的</text:span>的存在于这个条目中的数据。所以如果打印没有collect的数据例如函数的参数<text:span text:style-name="T8">的时候，GDB将输出一些错误信息</text:span>。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41"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21"/>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13" text:outline-level="3"><text:bookmark-start text:name="__RefHeading__12731_71337508"/>保存trace帧信息到一个文件中<text:bookmark-end text:name="__RefHeading__12731_71337508"/></text:h>
      <text:p text:style-name="P5">/sys/kernel/debug/gtpframe是一个当KGTP停止时的tfin<text:span text:style-name="T8">d</text:span>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13"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13"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13"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21"/>
      <text:h text:style-name="P13"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21"/>
      <text:h text:style-name="P13"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21"/>
      <text:h text:style-name="P13" text:outline-level="3"><text:bookmark-start text:name="__RefHeading__12743_71337508"/>取得 tracepoint 的状态<text:bookmark-end text:name="__RefHeading__12743_71337508"/></text:h>
      <text:p text:style-name="P5">请用GDB命令"tstatus"。</text:p>
      <text:p text:style-name="P5"/>
      <text:h text:style-name="P13"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13"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13"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15"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13"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21"/>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21"/>
      <text:p text:style-name="P5">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21"/>
      <text:h text:style-name="P13" text:outline-level="3"><text:bookmark-start text:name="__RefHeading__12755_71337508"/>Per_cpu trace状态变量<text:bookmark-end text:name="__RefHeading__12755_71337508"/></text:h>
      <text:p text:style-name="P5">Per_cpu trace状态变量是一种特殊的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41"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21"/>
      <text:h text:style-name="P41"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21"/>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21"/>
      <text:h text:style-name="P41"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text:span text:style-name="T8">action</text:span>s</text:p>
      <text:p text:style-name="Quotations"><text:s text:c="4"/>teval $p_count=$clock</text:p>
      <text:p text:style-name="Quotations"><text:s text:c="2"/>end</text:p>
      <text:p text:style-name="Quotations">trace arch_local_irq_enable if ($p_count &amp;&amp; $p_cc &lt; $clock - $p_count)</text:p>
      <text:p text:style-name="Quotations"><text:s text:c="2"/><text:span text:style-name="T8">action</text:span>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21"/>
      <text:h text:style-name="P13"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13"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13"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13"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13"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13"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15"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13" text:outline-level="3"><text:bookmark-start text:name="__RefHeading__13598_71337508"/>通过$bt收集栈并用GDB命令backtrace进行分析<text:bookmark-end text:name="__RefHeading__13598_71337508"/></text:h>
      <text:p text:style-name="P56">因为这个方法更快<text:span text:style-name="T8">（只在trace时候收集栈帧信息</text:span>）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21"/>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21"/>
      <text:p text:style-name="P5">从这个例子，我们可以看到一些分析调用栈的GDB命令：</text:p>
      <text:list xml:id="list6364146479568424832" text:style-name="L1">
        <text:list-item>
          <text:p text:style-name="P45"><text:span text:style-name="T1">bt </text:span>是GDB命令 backtrace 的别名，这个命令将打印stack中的信息：每一行是一个调用栈。</text:p>
        </text:list-item>
        <text:list-item>
          <text:p text:style-name="P45"><text:span text:style-name="T1">up n</text:span> 是向上移动n个帧。如果n是正数，则向外到更高的帧，一直到这个栈最大的一行。n的默认值是1。</text:p>
        </text:list-item>
        <text:list-item>
          <text:p text:style-name="P45"><text:span text:style-name="T1">down n</text:span> 是向下移动n个帧。如果n是正数，则向内到更低的帧，一直到最新创建的那个栈帧。n的默认值是1。</text:p>
          <text:p text:style-name="P45">is move n frames down the stack. For positive numbers n, this advances toward the innermost frame, to lower frame numbers, to frames that were created more recently. n defaults to one. 你可以把 down 缩写为 do。</text:p>
        </text:list-item>
        <text:list-item>
          <text:p text:style-name="P45"><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13"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13"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text:span text:style-name="T9">使用</text:span>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21"/>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21"/>
      <text:h text:style-name="P15"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21"/>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21"/>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21"/>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15"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13"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20">名称</text:p>
          </table:table-cell>
          <table:table-cell table:style-name="表格2.A1" office:value-type="string">
            <text:p text:style-name="P20">普通tracepoint写</text:p>
          </table:table-cell>
          <table:table-cell table:style-name="表格2.A1" office:value-type="string">
            <text:p text:style-name="P20">普通tracepoint读</text:p>
          </table:table-cell>
          <table:table-cell table:style-name="表格2.A1" office:value-type="string">
            <text:p text:style-name="P20">静态static tracepoint写</text:p>
          </table:table-cell>
          <table:table-cell table:style-name="表格2.A1" office:value-type="string">
            <text:p text:style-name="P20">静态static tracepoint读</text:p>
          </table:table-cell>
          <table:table-cell table:style-name="表格2.A1" office:value-type="string">
            <text:p text:style-name="P20">动态static tracepoint写</text:p>
          </table:table-cell>
          <table:table-cell table:style-name="表格2.G1" office:value-type="string">
            <text:p text:style-name="P20">动态static tracepoint写</text:p>
          </table:table-cell>
        </table:table-row>
        <table:table-row>
          <table:table-cell table:style-name="表格2.A2" office:value-type="string">
            <text:p text:style-name="P19">$watch_static</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如果"teval $watch_static=1"则这个tracepoint是静态watch tracepoint。</text:p>
          </table:table-cell>
          <table:table-cell table:style-name="表格2.A2" office:value-type="string">
            <text:p text:style-name="P19">不支持</text:p>
          </table:table-cell>
          <table:table-cell table:style-name="表格2.A2" office:value-type="string">
            <text:p text:style-name="P19">如果"teval $watch_static=0"则这个tracepoint是动态watch tracepoint。</text:p>
          </table:table-cell>
          <table:table-cell table:style-name="表格2.G2" office:value-type="string">
            <text:p text:style-name="P19">不支持</text:p>
          </table:table-cell>
        </table:table-row>
        <table:table-row>
          <table:table-cell table:style-name="表格2.A2" office:value-type="string">
            <text:p text:style-name="P19">$watch_set_id</text:p>
          </table:table-cell>
          <table:table-cell table:style-name="表格2.A2" office:value-type="string">
            <text:p text:style-name="P19">当这个tracepoint要设置一个动态watch tracepoint的时候，设置动态watch tracepoint的ID到$watch_set_id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et_addr</text:p>
          </table:table-cell>
          <table:table-cell table:style-name="表格2.A2" office:value-type="string">
            <text:p text:style-name="P19">当这个tracepoint要设置一个动态watch tracepoint的时候，设置动态watch tracepoint的地址到$watch_set_addr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ext:soft-page-break/>
        <table:table-row>
          <table:table-cell table:style-name="表格2.A2" office:value-type="string">
            <text:p text:style-name="P19">$watch_type</text:p>
          </table:table-cell>
          <table:table-cell table:style-name="表格2.A2" office:value-type="string">
            <text:p text:style-name="P19">当这个tracepoint要设置一个动态watch tracepoint的时候，设置watch类型到$watch_type。<text:line-break/>0是执行。 1是写。 2是读或者写。</text:p>
          </table:table-cell>
          <table:table-cell table:style-name="表格2.A2" office:value-type="string">
            <text:p text:style-name="P19">取得这个tracepoint设置到$watch_type里的值。</text:p>
          </table:table-cell>
          <table:table-cell table:style-name="表格2.A2" office:value-type="string">
            <text:p text:style-name="P19">设置watch tracepoint的类型。</text:p>
          </table:table-cell>
          <table:table-cell table:style-name="表格2.A2" office:value-type="string">
            <text:p text:style-name="P19">取得这个watch tracepoint的类型。</text:p>
          </table:table-cell>
          <table:table-cell table:style-name="表格2.A2" office:value-type="string">
            <text:p text:style-name="P19">设置watch tracepoint的默认类型。</text:p>
          </table:table-cell>
          <table:table-cell table:style-name="表格2.G2" office:value-type="string">
            <text:p text:style-name="P19">取得这个watch tracepoint在实际执行中的类型。</text:p>
          </table:table-cell>
        </table:table-row>
        <table:table-row>
          <table:table-cell table:style-name="表格2.A2" office:value-type="string">
            <text:p text:style-name="P19">$watch_size</text:p>
          </table:table-cell>
          <table:table-cell table:style-name="表格2.A2" office:value-type="string">
            <text:p text:style-name="P19">当这个tracepoint要设置一个动态watch tracepoint的时候，设置watch长度到$watch_size。<text:line-break/>长度是1, 2, 4, 8。</text:p>
          </table:table-cell>
          <table:table-cell table:style-name="表格2.A2" office:value-type="string">
            <text:p text:style-name="P19">取得这个tracepoint设置到$watch_size里的值。</text:p>
          </table:table-cell>
          <table:table-cell table:style-name="表格2.A2" office:value-type="string">
            <text:p text:style-name="P19">设置watch tracepoint的长度。</text:p>
          </table:table-cell>
          <table:table-cell table:style-name="表格2.A2" office:value-type="string">
            <text:p text:style-name="P19">取得这个watch tracepoint的长度。</text:p>
          </table:table-cell>
          <table:table-cell table:style-name="表格2.A2" office:value-type="string">
            <text:p text:style-name="P19">设置watch tracepoint的默认长度。</text:p>
          </table:table-cell>
          <table:table-cell table:style-name="表格2.G2" office:value-type="string">
            <text:p text:style-name="P19">取得这个watch tracepoint在实际执行中的长度。</text:p>
          </table:table-cell>
        </table:table-row>
        <table:table-row>
          <table:table-cell table:style-name="表格2.A2" office:value-type="string">
            <text:p text:style-name="P19">$watch_start</text:p>
          </table:table-cell>
          <table:table-cell table:style-name="表格2.A2" office:value-type="string">
            <text:p text:style-name="P19">设置地址到动态watch tracepoint($watch_set_addr或者$watch_set_id设置)中并让其开始工作。</text:p>
          </table:table-cell>
          <table:table-cell table:style-name="表格2.A2" office:value-type="string">
            <text:p text:style-name="P19">取得这次开始的返回值。<text:line-break/>（其可能会失败因为X86只有4个硬件断点）<text:line-break/>取得0则成功，小于0则是错误ID。</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top</text:p>
          </table:table-cell>
          <table:table-cell table:style-name="表格2.A2" office:value-type="string">
            <text:p text:style-name="P19">设置地址到$watch_stop将让一个watch这个地址的动态watch tracepoint停止。</text:p>
          </table:table-cell>
          <table:table-cell table:style-name="表格2.A2" office:value-type="string">
            <text:p text:style-name="P19">取得这次停止的返回值。</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trace_num</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text:soft-page-break/>号码。</text:p>
          </table:table-cell>
        </table:table-row>
        <table:table-row>
          <table:table-cell table:style-name="表格2.A2" office:value-type="string">
            <text:p text:style-name="P19">$watch_trace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地址。</text:p>
          </table:table-cell>
        </table:table-row>
        <table:table-row>
          <table:table-cell table:style-name="表格2.A2" office:value-type="string">
            <text:p text:style-name="P19">$watch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地址。</text:p>
          </table:table-cell>
          <table:table-cell table:style-name="表格2.A2" office:value-type="string">
            <text:p text:style-name="P19">不支持</text:p>
          </table:table-cell>
          <table:table-cell table:style-name="表格2.G2" office:value-type="string">
            <text:p text:style-name="P19">这个watch tracepoint监视的地址。</text:p>
          </table:table-cell>
        </table:table-row>
        <table:table-row>
          <table:table-cell table:style-name="表格2.A2" office:value-type="string">
            <text:p text:style-name="P19">$watch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当前值。</text:p>
          </table:table-cell>
          <table:table-cell table:style-name="表格2.A2" office:value-type="string">
            <text:p text:style-name="P19">不支持</text:p>
          </table:table-cell>
          <table:table-cell table:style-name="表格2.G2" office:value-type="string">
            <text:p text:style-name="P19">这个watch tracepoint监视的内存的当前值。</text:p>
          </table:table-cell>
        </table:table-row>
        <table:table-row>
          <table:table-cell table:style-name="表格2.A2" office:value-type="string">
            <text:p text:style-name="P19">$watch_prev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修改前值。</text:p>
          </table:table-cell>
          <table:table-cell table:style-name="表格2.A2" office:value-type="string">
            <text:p text:style-name="P19">不支持</text:p>
          </table:table-cell>
          <table:table-cell table:style-name="表格2.G2" office:value-type="string">
            <text:p text:style-name="P19">这个watch tracepoint监视的内存的修改前值。</text:p>
          </table:table-cell>
        </table:table-row>
        <table:table-row>
          <table:table-cell table:style-name="表格2.A2" office:value-type="string">
            <text:p text:style-name="P19">$watch_cou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这个watch tracepoint会话的一个特殊计数ID。</text:p>
          </table:table-cell>
        </table:table-row>
      </table:table>
      <text:p text:style-name="P5"/>
      <text:p text:style-name="P5"/>
      <text:h text:style-name="P13"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21"/>
      <text:h text:style-name="P13"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15"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text:span text:style-name="T9">action</text:span>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13"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21"/>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21"/>
      <text:p text:style-name="P5">GDB命令tstart，tstop，tfind或者quit可以自动关闭回放模式。</text:p>
      <text:p text:style-name="P5"/>
      <text:h text:style-name="P15"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13"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21"/>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21"/>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21"/>
      <text:h text:style-name="P15"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21"/>
      <text:h text:style-name="P13"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15" text:outline-level="2"><text:bookmark-start text:name="__RefHeading__11547_1050592842"/>/sys/kernel/debug/gtpframe和离线调试<text:bookmark-end text:name="__RefHeading__11547_1050592842"/></text:h>
      <text:p text:style-name="P5">/sys/kernel/debug/gtpframe是一个当KGTP停止时的tfin<text:span text:style-name="T9">d</text:span>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21"/>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21"/>
      <text:p text:style-name="P5">请 <text:span text:style-name="T1">注意</text:span> 如果你想在使用离线调试后从远程主机上的GDB连接KGTP，你需要在调用"nc"之前"rmmod gtp"和"insmod gtp.ko"。</text:p>
      <text:p text:style-name="P5"/>
      <text:h text:style-name="P15"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13"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13"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21"/>
      <text:h text:style-name="P13"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15"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21"/>
      <text:h text:style-name="P13"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21"/>
      <text:h text:style-name="P13"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21"/>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3"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21"/>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21"/>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21"/>
      <text:h text:style-name="P13"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15" text:outline-level="2"><text:bookmark-start text:name="__RefHeading__11567_1050592842"/>如何增加用C写的插件<text:bookmark-end text:name="__RefHeading__11567_1050592842"/></text:h>
      <text:p text:style-name="P5">KGTP支持用C写的插件，插件将被编译成LKM。</text:p>
      <text:p text:style-name="P5"/>
      <text:h text:style-name="P13"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8563834319378860326" text:style-name="L2">
        <text:list-item>
          <text:p text:style-name="P46"><text:span text:style-name="T1">name</text:span> 特殊trace状态变量的名字.</text:p>
        </text:list-item>
        <text:list-item>
          <text:p text:style-name="P46"><text:span text:style-name="T1">val</text:span> 特殊trace状态变量的初始值.</text:p>
        </text:list-item>
        <text:list-item>
          <text:p text:style-name="P46"><text:span text:style-name="T1">hooks</text:span> 函数指针。如果这个功能不支持，函数指针就设置为NULL。</text:p>
        </text:list-item>
        <text:list-item>
          <text:p text:style-name="P46"><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67026202146780728" text:style-name="L3">
        <text:list-item>
          <text:p text:style-name="P47"><text:span text:style-name="T1">gdb_set_val</text:span> 在GDB设置TSV值的时候调用，请 <text:span text:style-name="T1">注意</text:span> TSV只能被GDB命令"tvariable $xxx=1"设置而且只有在GDB命令"tstart"的时候才会被发到KGTP。</text:p>
          <text:list>
            <text:list-item>
              <text:p text:style-name="P47"><text:span text:style-name="T1">unused</text:span> 是无用的，只用来让这个指针可以和agent_set_val共享函数。</text:p>
            </text:list-item>
            <text:list-item>
              <text:p text:style-name="P47"><text:span text:style-name="T1">var</text:span> 是指向gtp_var的指针，于是当多个TSV共享一个函数的时候，这个值可以用来判定哪个TSV被访问了。</text:p>
            </text:list-item>
            <text:list-item>
              <text:p text:style-name="P47"><text:span text:style-name="T1">val</text:span> 是GDB设置来的值。</text:p>
            </text:list-item>
            <text:list-item>
              <text:p text:style-name="P47"><text:soft-page-break/><text:span text:style-name="T1">返回值</text:span> 错误返回-1，正确返回0。</text:p>
            </text:list-item>
          </text:list>
        </text:list-item>
        <text:list-item>
          <text:p text:style-name="P47"><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47"><text:span text:style-name="T1">unused</text:span> 和gdb_set_val作用相同。</text:p>
            </text:list-item>
            <text:list-item>
              <text:p text:style-name="P47"><text:span text:style-name="T1">var</text:span> 和gdb_set_val作用相同。</text:p>
            </text:list-item>
            <text:list-item>
              <text:p text:style-name="P47"><text:span text:style-name="T1">val</text:span> 用来返回值的指针。</text:p>
            </text:list-item>
            <text:list-item>
              <text:p text:style-name="P47"><text:span text:style-name="T1">返回值</text:span> 和gdb_set_val作用相同。</text:p>
            </text:list-item>
          </text:list>
        </text:list-item>
        <text:list-item>
          <text:p text:style-name="P47"><text:span text:style-name="T1">agent_set_val</text:span> 在tracepoint action(<text:a xlink:type="simple" xlink:href="#teval_expr1,_expr2,_...|outline">teval_expr1,_expr2,_...</text:a>)设置TSV的时候调用。</text:p>
          <text:list>
            <text:list-item>
              <text:p text:style-name="P47"><text:span text:style-name="T1">gts</text:span> 是指向tracepoint会话结构的指针。</text:p>
            </text:list-item>
            <text:list-item>
              <text:p text:style-name="P47"><text:span text:style-name="T1">var</text:span> 和gdb_set_val作用相同。</text:p>
            </text:list-item>
            <text:list-item>
              <text:p text:style-name="P47"><text:span text:style-name="T1">val</text:span> action设置的值。</text:p>
            </text:list-item>
            <text:list-item>
              <text:p text:style-name="P47"><text:span text:style-name="T1">返回值 </text:span>和gdb_set_val作用相同。</text:p>
            </text:list-item>
          </text:list>
        </text:list-item>
        <text:list-item>
          <text:p text:style-name="P47"><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47"><text:span text:style-name="T1">gts</text:span> 和agent_set_val作用相同。</text:p>
            </text:list-item>
            <text:list-item>
              <text:p text:style-name="P47"><text:span text:style-name="T1">var</text:span> 和gdb_set_val作用相同。</text:p>
            </text:list-item>
            <text:list-item>
              <text:p text:style-name="P47"><text:span text:style-name="T1">val</text:span> 和gdb_get_val作用相同。</text:p>
            </text:list-item>
            <text:list-item>
              <text:p text:style-name="P47"><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13"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8603867699987782817" text:style-name="L4">
        <text:list-item>
          <text:p text:style-name="P48"><text:span text:style-name="T1">$test1</text:span> 什么也不支持。</text:p>
        </text:list-item>
        <text:list-item>
          <text:p text:style-name="P48"><text:span text:style-name="T1">$test2</text:span> 支持被GDB或者tracepoint action读写。</text:p>
        </text:list-item>
        <text:list-item>
          <text:p text:style-name="P48"><text:span text:style-name="T1">$test3</text:span> 只支持tracepoint action写，当设置一个值到里面的时候，其将找到这个值对应的符号并打印出来。例如 "teval $test3=(int64_t)$rip"。</text:p>
        </text:list-item>
        <text:list-item>
          <text:p text:style-name="P48"><text:span text:style-name="T1">$test4</text:span> 只支持tracepoint action写，当设置值的时候其将打印当前tracepoint的地址的符号。</text:p>
        </text:list-item>
      </text:list>
      <text:p text:style-name="P5"/>
      <text:h text:style-name="P13" text:outline-level="3"><text:bookmark-start text:name="__RefHeading__11573_1050592842"/>如何使用<text:bookmark-end text:name="__RefHeading__11573_1050592842"/></text:h>
      <text:list xml:id="list4821961566113369702" text:style-name="L5">
        <text:list-item>
          <text:p text:style-name="P49">安装KGTP模块 <text:a xlink:type="simple" xlink:href="#如何让GDB连接KGTP|outline">如何让GDB连接KGTP</text:a></text:p>
        </text:list-item>
        <text:list-item>
          <text:p text:style-name="P49">insmod plugin_example.ko</text:p>
        </text:list-item>
        <text:list-item>
          <text:p text:style-name="P49">让GDB连上KGTP并使用其。</text:p>
        </text:list-item>
        <text:list-item>
          <text:p text:style-name="P49">断开GDB. 如果 <text:a xlink:type="simple" xlink:href="#GDB断开的时候不要停止tracepoint|outline">GDB断开的时候不要停止tracepoint</text:a> 中的选项设置为打开，则设置其为关闭。</text:p>
        </text:list-item>
        <text:list-item>
          <text:p text:style-name="P49">rmmod plugin_example.ko</text:p>
        </text:list-item>
      </text:list>
      <text:p text:style-name="P5">请 <text:span text:style-name="T1">注意</text:span> KGTP支持加入多个插件。</text:p>
      <text:p text:style-name="P5"/>
      <text:h text:style-name="P15"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13"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21"/>
      <text:h text:style-name="P13"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13"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21"/>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21"/>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21"/>
      <text:p text:style-name="P5">内核目录中的tools/perf/design.txt是关于perf event的类型和配置。</text:p>
      <text:p text:style-name="P5"/>
      <text:h text:style-name="P13"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13"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21"/>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text:p text:style-name="P21"/>
      <text:h text:style-name="P39" text:outline-level="1"><text:bookmark-start text:name="__RefHeading__11597_1305468286"/>附录A 使用KGTP前的准备工作<text:bookmark-end text:name="__RefHeading__11597_1305468286"/></text:h>
      <text:h text:style-name="P25" text:outline-level="2"><text:bookmark-start text:name="__RefHeading__10124_71337508"/>Linux内核<text:bookmark-end text:name="__RefHeading__10124_71337508"/></text:h>
      <text:h text:style-name="P26" text:outline-level="3"><text:bookmark-start text:name="__RefHeading__10126_71337508"/>如果你的系统内核是自己编译的<text:bookmark-end text:name="__RefHeading__10126_71337508"/></text:h>
      <text:p text:style-name="P6">要使用KGTP，你需要打开下面这些内核选项：</text:p>
      <text:p text:style-name="P24">General setup <text:s/>---&gt;</text:p>
      <text:p text:style-name="P24"><text:s text:c="8"/>[*] Kprobes</text:p>
      <text:p text:style-name="P24"/>
      <text:p text:style-name="P24">[*] Enable loadable module support <text:s/>---&gt;</text:p>
      <text:p text:style-name="P24"/>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4" text:outline-level="3"><text:bookmark-start text:name="__RefHeading__10128_71337508"/>如果是Android内核<text:bookmark-end text:name="__RefHeading__10128_71337508"/></text:h>
      <text:p text:style-name="P6">默认的Android Linux内核config应该不支持KGTP。要使用KGTP，你需要打开下面这些内核选项：</text:p>
      <text:p text:style-name="P24">[*] Enable loadable module support <text:s/>---&gt;</text:p>
      <text:p text:style-name="P24">General setup <text:s/>---&gt; </text:p>
      <text:p text:style-name="P24"><text:s text:c="8"/>[*] Prompt for development and/or incomplete code/drivers</text:p>
      <text:p text:style-name="P24"><text:s text:c="8"/>[*] Kprobes</text:p>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4" text:outline-level="3"><text:bookmark-start text:name="__RefHeading__10130_71337508"/>如果你的系统内核是发行版自带的<text:bookmark-end text:name="__RefHeading__10130_71337508"/></text:h>
      <text:p text:style-name="P6">你需要安装一些Linux内核软件包。</text:p>
      <text:h text:style-name="P40" text:outline-level="4"><text:bookmark-start text:name="__RefHeading__10132_71337508"/>Ubuntu<text:bookmark-end text:name="__RefHeading__10132_71337508"/></text:h>
      <text:h text:style-name="P43" text:outline-level="5"><text:bookmark-start text:name="__RefHeading__10134_71337508"/>安装Linux内核调试镜像的标准方法<text:bookmark-end text:name="__RefHeading__10134_71337508"/></text:h>
      <text:p text:style-name="P6"><text:span text:style-name="T1">1)</text:span> 增加调试源到Ubuntu源列表。</text:p>
      <text:list xml:id="list7990098683092277176" text:style-name="L6">
        <text:list-item>
          <text:p text:style-name="P50">在命令行按照下面的命令创建文件 /etc/apt/sources.list.d/ddebs.list：</text:p>
        </text:list-item>
      </text:list>
      <text:p text:style-name="P24">echo "deb http://ddebs.ubuntu.com $(lsb_release -cs) main restricted universe multiverse" | \</text:p>
      <text:p text:style-name="P24">sudo tee -a /etc/apt/sources.list.d/ddebs.list</text:p>
      <text:list xml:id="list3852027381149092915" text:style-name="L7">
        <text:list-item>
          <text:p text:style-name="P51">稳定版本（不能是alpha或者betas）需要用命令行增加下面几行：</text:p>
        </text:list-item>
      </text:list>
      <text:p text:style-name="P24">echo "deb http://ddebs.ubuntu.com $(lsb_release -cs)-updates main restricted universe multiverse</text:p>
      <text:p text:style-name="P24">deb http://ddebs.ubuntu.com $(lsb_release -cs)-security main restricted universe multiverse</text:p>
      <text:p text:style-name="P24">deb http://ddebs.ubuntu.com $(lsb_release -cs)-proposed main restricted universe multiverse" | \</text:p>
      <text:p text:style-name="P24">sudo tee -a /etc/apt/sources.list.d/ddebs.list</text:p>
      <text:list xml:id="list7837920279246574034" text:style-name="L8">
        <text:list-item>
          <text:p text:style-name="P52">导入调试符号签名key：</text:p>
        </text:list-item>
      </text:list>
      <text:p text:style-name="P24">sudo apt-key adv --keyserver keyserver.ubuntu.com --recv-keys 428D7C01</text:p>
      <text:p text:style-name="P24">运行：</text:p>
      <text:p text:style-name="P24">sudo apt-get update</text:p>
      <text:p text:style-name="P6"/>
      <text:p text:style-name="P6"><text:span text:style-name="T1">2)</text:span> 安装Linux内核调试镜像</text:p>
      <text:p text:style-name="P24">sudo apt-get install linux-image-$(uname -r)-dbgsym</text:p>
      <text:p text:style-name="P6">于是你可以在"/usr/lib/debug/boot/vmlinux-$(uname -r)"找到内核调试镜像。</text:p>
      <text:p text:style-name="P6">请 注意 当内核更新的时候这一步 <text:span text:style-name="T1">安装Linux内核调试镜像</text:span> 需要再做一次。</text:p>
      <text:h text:style-name="P43" text:outline-level="5"><text:bookmark-start text:name="__RefHeading__10136_71337508"/>安装Linux内核调试镜像的第二方法<text:bookmark-end text:name="__RefHeading__10136_71337508"/></text:h>
      <text:p text:style-name="P6">如果用标准方法出现问题，请用下面这些命令安装Linux内核调试镜像。</text:p>
      <text:p text:style-name="P24">wget http://ddebs.ubuntu.com/pool/main/l/linux/linux-image-$(uname -r)-dbgsym_$(dpkg -s linux-image-$(uname -r) | grep ^Version: | sed 's/Version: //')_$(uname -i | sed 's/x86_64/amd64/').ddeb</text:p>
      <text:p text:style-name="P24">sudo dpkg -i linux-image-$(uname -r)-dbgsym_$(dpkg -s linux-image-$(uname -r) | grep ^Version: | sed 's/Version: //')_$(uname -i | sed 's/x86_64/amd64/').ddeb</text:p>
      <text:p text:style-name="P6">请 <text:span text:style-name="T1">注意</text:span> 当内核更新的时候这个方法需要重新做一次。</text:p>
      <text:p text:style-name="P6"><text:soft-page-break/></text:p>
      <text:h text:style-name="P43" text:outline-level="5"><text:bookmark-start text:name="__RefHeading__10138_71337508"/>安装内核头文件包<text:bookmark-end text:name="__RefHeading__10138_71337508"/></text:h>
      <text:p text:style-name="P24">sudo apt-get install linux-headers-generic</text:p>
      <text:h text:style-name="P43" text:outline-level="5"><text:bookmark-start text:name="__RefHeading__10140_71337508"/>安装内核源码<text:bookmark-end text:name="__RefHeading__10140_71337508"/></text:h>
      <text:h text:style-name="P44" text:outline-level="6"><text:bookmark-start text:name="__RefHeading__10657_680043226"/>新方法<text:bookmark-end text:name="__RefHeading__10657_680043226"/></text:h>
      <text:p text:style-name="P11">安装需要的软件包：</text:p>
      <text:p text:style-name="P24">sudo apt-get install dpkg-dev</text:p>
      <text:p text:style-name="P11"/>
      <text:p text:style-name="P11">取得源码:</text:p>
      <text:p text:style-name="P24">apt-get source linux-image-$(uname -r)</text:p>
      <text:p text:style-name="P11">则在当前目录找到内核源码目录。 </text:p>
      <text:p text:style-name="P11">移动这个目录到"/build/buildd/"中。</text:p>
      <text:h text:style-name="P44" text:outline-level="6"><text:bookmark-start text:name="__RefHeading__10659_680043226"/>老方法<text:bookmark-end text:name="__RefHeading__10659_680043226"/></text:h>
      <text:list xml:id="list5006880554932485958" text:style-name="L9">
        <text:list-item>
          <text:p text:style-name="P53">安装源码包：</text:p>
        </text:list-item>
      </text:list>
      <text:p text:style-name="P24">sudo apt-get install linux-source</text:p>
      <text:list xml:id="list8784580973006424385" text:style-name="L10">
        <text:list-item>
          <text:p text:style-name="P54">解压缩源码：</text:p>
        </text:list-item>
      </text:list>
      <text:p text:style-name="P24">sudo mkdir -p /build/buildd/</text:p>
      <text:p text:style-name="P24">sudo tar vxjf /usr/src/linux-source-$(uname -r | sed 's/-.*//').tar.bz2 -C /build/buildd/</text:p>
      <text:p text:style-name="P24">sudo rm -rf /build/buildd/linux-$(uname -r | sed 's/-.*//')</text:p>
      <text:p text:style-name="P24">sudo mv /build/buildd/linux-source-$(uname -r | sed 's/-.*//') /build/buildd/linux-$(uname -r | sed 's/-.*//')</text:p>
      <text:p text:style-name="P6">请 <text:span text:style-name="T1">注意</text:span> 当内核更新的时候这一步 <text:span text:style-name="T1">安装内核源码 </text:span>需要再做一次。</text:p>
      <text:p text:style-name="P6"/>
      <text:h text:style-name="P42" text:outline-level="4"><text:bookmark-start text:name="__RefHeading__10142_71337508"/>Fedora<text:bookmark-end text:name="__RefHeading__10142_71337508"/></text:h>
      <text:h text:style-name="P43" text:outline-level="5"><text:bookmark-start text:name="__RefHeading__10144_71337508"/>安装Linux内核调试镜像<text:bookmark-end text:name="__RefHeading__10144_71337508"/></text:h>
      <text:p text:style-name="P6">使用下面的命令：</text:p>
      <text:p text:style-name="P24">sudo debuginfo-install kernel</text:p>
      <text:p text:style-name="P6"/>
      <text:p text:style-name="P6">或者：</text:p>
      <text:p text:style-name="P24">sudo yum --enablerepo=fedora-debuginfo install kernel-debuginfo</text:p>
      <text:p text:style-name="P22"/>
      <text:p text:style-name="P6">于是你可以在"/usr/lib/debug/lib/modules/$(uname -r)/vmlinux"找到内核调试镜像。</text:p>
      <text:h text:style-name="P43" text:outline-level="5"><text:bookmark-start text:name="__RefHeading__10146_71337508"/>安装Linux内核开发包<text:bookmark-end text:name="__RefHeading__10146_71337508"/></text:h>
      <text:p text:style-name="P24">sudo yum install kernel-devel-$(uname -r)</text:p>
      <text:p text:style-name="P6">请 注意 在升级过内核包之后，你可能需要重新调用这个命令。</text:p>
      <text:p text:style-name="P6"/>
      <text:h text:style-name="P42" text:outline-level="4"><text:bookmark-start text:name="__RefHeading__10148_71337508"/>其他系统<text:bookmark-end text:name="__RefHeading__10148_71337508"/></text:h>
      <text:p text:style-name="P6">需要安装Linux内核调试镜像和Linux内核源码包。</text:p>
      <text:p text:style-name="P6"/>
      <text:h text:style-name="P14" text:outline-level="3"><text:bookmark-start text:name="__RefHeading__10150_71337508"/>确定Linux内核调试镜像是正确的<text:bookmark-end text:name="__RefHeading__10150_71337508"/></text:h>
      <text:p text:style-name="P6">因为GDB从Linux内核调试镜像里取得地址信息和调试信息，所以使用正确的Linux内核调试镜像是非常重要的。所以在使用KGTP前，请先做检查。</text:p>
      <text:p text:style-name="P6">有2个方法进行检查，我建议2个方法都做一次来确保Linux内核调试镜像是正确的。 </text:p>
      <text:p text:style-name="P6"/>
      <text:p text:style-name="P6">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6"/>
      <text:h text:style-name="P42" text:outline-level="4"><text:bookmark-start text:name="__RefHeading__10152_71337508"/>当前Linux内核调试镜像在哪<text:bookmark-end text:name="__RefHeading__10152_71337508"/></text:h>
      <text:p text:style-name="P6">在UBUNTU中，你可以在"/usr/lib/debug/boot/vmlinux-$(uname -r)"找到它。</text:p>
      <text:p text:style-name="P6">在Fedora中，你可以在"/usr/lib/debug/lib/modules/$(uname -r)/vmlinux"找到它。</text:p>
      <text:p text:style-name="P6">如果你自己编译的内核，内核编译目录中的文件“vmlinux”是调试镜像。</text:p>
      <text:p text:style-name="P6"/>
      <text:h text:style-name="P42" text:outline-level="4"><text:bookmark-start text:name="__RefHeading__10154_71337508"/>使用/proc/kallsyms<text:bookmark-end text:name="__RefHeading__10154_71337508"/></text:h>
      <text:p text:style-name="P6">在运行着要trace的内核的系统上，用下面的命令取得sys_read和sys_write的地址：</text:p>
      <text:p text:style-name="P24">sudo cat /proc/kallsyms | grep sys_read</text:p>
      <text:p text:style-name="P24">ffffffff8117a520 T sys_read</text:p>
      <text:p text:style-name="P24">sudo cat /proc/kallsyms | grep sys_write</text:p>
      <text:p text:style-name="P24">ffffffff8117a5b0 T sys_write</text:p>
      <text:p text:style-name="P6">于是我们就可以得到sys_read的地址是0xffffffff8117a520，sys_write的地址是0xffffffff8117a5b0。</text:p>
      <text:p text:style-name="P6"/>
      <text:p text:style-name="P6">之后我们用GDB从Linux内核调试镜像中取得sys_read和sys_write的地址：</text:p>
      <text:p text:style-name="P24">gdb ./vmlinux</text:p>
      <text:p text:style-name="P24">(gdb) p sys_read</text:p>
      <text:p text:style-name="P24">$1 = {long int (unsigned int, char *, size_t)} 0xffffffff8117a520 &lt;sys_read&gt;</text:p>
      <text:p text:style-name="P24">(gdb) p sys_write</text:p>
      <text:p text:style-name="P24">$2 = {long int (unsigned int, const char *, size_t)} 0xffffffff8117a5b0 &lt;sys_write&gt;</text:p>
      <text:p text:style-name="P6">sys_read和sys_write的地址一样，所以Linux内核调试镜像是正确的。</text:p>
      <text:p text:style-name="P6"/>
      <text:h text:style-name="P42" text:outline-level="4"><text:bookmark-start text:name="__RefHeading__10156_71337508"/>使用linux_banner<text:bookmark-end text:name="__RefHeading__10156_71337508"/></text:h>
      <text:p text:style-name="P24">sudo gdb ./vmlinux</text:p>
      <text:p text:style-name="P24">(gdb) p linux_banner</text:p>
      <text:p text:style-name="P24">$1 = "Linux version 3.4.0-rc4+ (teawater@teawater-Precision-M4600) (gcc version 4.6.3 (GCC) ) #3 SMP Tue Apr 24 13:29:05 CST 2012\n"</text:p>
      <text:p text:style-name="P6">linux_banner是Linux内核调试镜像里的内核信息。</text:p>
      <text:p text:style-name="P6"/>
      <text:p text:style-name="P6">之后，根据 <text:a xlink:type="simple" xlink:href="#让GDB连接到KGTP|outline">让GDB连接到KGTP</text:a> 里的方法连接到KGTP上并再次打印linux_banner。</text:p>
      <text:p text:style-name="P24">(gdb) target remote /sys/kernel/debug/gtp</text:p>
      <text:p text:style-name="P24">Remote debugging using /sys/kernel/debug/gtp</text:p>
      <text:p text:style-name="P24">0x0000000000000000 in irq_stack_union ()</text:p>
      <text:p text:style-name="P24">(gdb) p linux_banner</text:p>
      <text:p text:style-name="P24">$2 = "Linux version 3.4.0-rc4+ (teawater@teawater-Precision-M4600) (gcc version 4.6.3 (GCC) ) #3 SMP Tue Apr 24 13:29:05 CST 2012\n"</text:p>
      <text:p text:style-name="P6">这个linux_banner是KGTP正在trace的内核的内核信息，如果相同，则Linux内核调试镜像是正确的。</text:p>
      <text:p text:style-name="P6"/>
      <text:h text:style-name="P14" text:outline-level="3"><text:bookmark-start text:name="__RefHeading__10754_71337508"/>处理Linux内核调试镜像地址信息和Linux内核执行时不同的问题<text:bookmark-end text:name="__RefHeading__10754_71337508"/></text:h>
      <text:p text:style-name="P6">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6">这个问题是因为：</text:p>
      <text:p text:style-name="P24">Processor type and features <text:s/>---&gt;</text:p>
      <text:p text:style-name="P24"><text:s text:c="8"/>(0x1000000) Physical address where the kernel is loaded</text:p>
      <text:p text:style-name="P24"><text:s text:c="8"/>(0x100000) Alignment value to which kernel should be aligned</text:p>
      <text:p text:style-name="P22"/>
      <text:p text:style-name="P6">这个两个参数的值不同。请 <text:span text:style-name="T1">注意</text:span> "Physical address where the kernel is loaded" 有时不会在配置的时候显示，你可以通过搜索 "PHYSICAL_START" 取得它的值。</text:p>
      <text:p text:style-name="P6"/>
      <text:p text:style-name="P6">你可以通过修改 "Alignment value to which kernel should be aligned" 的值和 "Physical address where the kernel is loaded" 来处理这个问题。</text:p>
      <text:p text:style-name="P6">这个问题不影响X86_64。</text:p>
      <text:p text:style-name="P6"/>
      <text:h text:style-name="P16" text:outline-level="2"><text:bookmark-start text:name="__RefHeading__10756_71337508"/>取得KGTP<text:bookmark-end text:name="__RefHeading__10756_71337508"/></text:h>
      <text:h text:style-name="P26" text:outline-level="3"><text:bookmark-start text:name="__RefHeading__10758_71337508"/>通过http下载KGTP<text:bookmark-end text:name="__RefHeading__10758_71337508"/></text:h>
      <text:p text:style-name="P6">请到 <text:a xlink:type="simple" xlink:href="https://github.com/teawater/kgtp/archive/master.zip">https://github.com/teawater/kgtp/archive/master.zip</text:a> 取得KGTP的最新版本。</text:p>
      <text:p text:style-name="P6">请到 <text:a xlink:type="simple" xlink:href="https://github.com/teawater/kgtp/archive/release.zip">https://github.com/teawater/kgtp/archive/release.zip</text:a> 取得KGTP最新发布版本。</text:p>
      <text:p text:style-name="P6"/>
      <text:h text:style-name="P14" text:outline-level="3"><text:bookmark-start text:name="__RefHeading__10760_71337508"/>通过git下载KGTP<text:bookmark-end text:name="__RefHeading__10760_71337508"/></text:h>
      <text:p text:style-name="P6">下面的命令将让你取得KGTP的最新版本：</text:p>
      <text:p text:style-name="P24">git clone https://github.com/teawater/kgtp.git</text:p>
      <text:p text:style-name="P6"/>
      <text:p text:style-name="P6">下面的命令将让你取得KGTP最后的发布版本：</text:p>
      <text:p text:style-name="P24">git clone https://github.com/teawater/kgtp.git -b release</text:p>
      <text:p text:style-name="P22"/>
      <text:h text:style-name="P14" text:outline-level="3"><text:bookmark-start text:name="__RefHeading__10791_1267614711"/>镜像<text:bookmark-end text:name="__RefHeading__10791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h text:style-name="P16" text:outline-level="2"><text:bookmark-start text:name="__RefHeading__10762_71337508"/>配置KGTP<text:bookmark-end text:name="__RefHeading__10762_71337508"/></text:h>
      <text:p text:style-name="P6">下面这部分是在KGTP Makefile里的配置。用这个配置，KGTP将自动和当前系统的内核一起编译。</text:p>
      <text:p text:style-name="P24">KERNELDIR := /lib/modules/`uname -r`/build</text:p>
      <text:p text:style-name="P24">CROSS_COMPILE :=</text:p>
      <text:p text:style-name="P6">KERELDIR 设置了你要一起编译的内核，默认情况下，KGTP会和当前的内核一起编译。</text:p>
      <text:p text:style-name="P6">请 <text:span text:style-name="T1">注意</text:span> 这个目录应该是内核编译目录或者linux-headers目录，而不是内核源码目录。内核编译目录只有在编译成功后才能使用。</text:p>
      <text:p text:style-name="P6">CROSS_COMPILE 设置编译KGTP的编译器前缀名。留空则使用默认编译器。</text:p>
      <text:p text:style-name="P6">ARCH 是体系结构。</text:p>
      <text:p text:style-name="P6"/>
      <text:p text:style-name="P6">或者你可以通过修改KGTP目录里的Makefile选择你要和哪个内核一起编译以及你用什么编译器编译KGTP。</text:p>
      <text:p text:style-name="P6">例如：</text:p>
      <text:p text:style-name="P24">KERNELDIR := /home/teawater/kernel/bamd64</text:p>
      <text:p text:style-name="P24">CROSS_COMPILE :=x86_64-glibc_std-</text:p>
      <text:p text:style-name="P24">ARCH := x86_64</text:p>
      <text:p text:style-name="P6">KERNELDIR 设置为 /home/teawater/kernel/bamd64。 Compiler 设置为 x86_64-glibc_std-gcc。</text:p>
      <text:p text:style-name="P6"/>
      <text:h text:style-name="P16" text:outline-level="2"><text:bookmark-start text:name="__RefHeading__10764_71337508"/>编译KGTP<text:bookmark-end text:name="__RefHeading__10764_71337508"/></text:h>
      <text:h text:style-name="P26" text:outline-level="3"><text:bookmark-start text:name="__RefHeading__10766_71337508"/>普通编译<text:bookmark-end text:name="__RefHeading__10766_71337508"/></text:h>
      <text:p text:style-name="P24">cd kgtp/</text:p>
      <text:p text:style-name="P24">make</text:p>
      <text:p text:style-name="P6">在一些编译环境中(例如Android)将出现一些编译应用程序getmod或者getframe的错误。请忽略这些错误并使用目录中的gtp.ko。</text:p>
      <text:p text:style-name="P6">如果你在Fedora上得到出错信息"/usr/bin/ld: cannot find -lc"，请用下面的命令处理。</text:p>
      <text:p text:style-name="P24">sudo yum install glibc-static</text:p>
      <text:p text:style-name="P6"/>
      <text:h text:style-name="P14" text:outline-level="3"><text:bookmark-start text:name="__RefHeading__10768_71337508"/>用一些特殊选项编译KGTP<text:bookmark-end text:name="__RefHeading__10768_71337508"/></text:h>
      <text:p text:style-name="P6">大部分时候，KGTP可以自动选择正确的参数和和各种版本的Linux内核一起编译。</text:p>
      <text:p text:style-name="P6">但是如果你想配置一些特殊选项，可以按照下面的介绍来做：</text:p>
      <text:p text:style-name="P6"/>
      <text:p text:style-name="P6">用这个选项，KGTP将不自动选择任何编译选项。</text:p>
      <text:p text:style-name="P24">make AUTO=0</text:p>
      <text:p text:style-name="P24"/>
      <text:p text:style-name="P6">用这个选项，KGTP将使用简单frame替代KGTP ring buffer。</text:p>
      <text:p text:style-name="P6">简单frame不支持gtpframe_pipe，它现在只用来调试KGTP。</text:p>
      <text:p text:style-name="P24">make AUTO=0 FRAME_SIMPLE=1</text:p>
      <text:p text:style-name="P6"/>
      <text:p text:style-name="P6">用这个选项，$clock将返回rdtsc的值而不是local_clock。</text:p>
      <text:p text:style-name="P24">make AUTO=0 CLOCK_CYCLE=1</text:p>
      <text:p text:style-name="P6"/>
      <text:p text:style-name="P6">用这个选项，KGTP可以用procfs替代debugfs。</text:p>
      <text:p text:style-name="P24">make AUTO=0 USE_PROC=1</text:p>
      <text:p text:style-name="P6"/>
      <text:p text:style-name="P6">这些选线可以一起使用，例如：</text:p>
      <text:p text:style-name="P24">make AUTO=0 FRAME_SIMPLE=1 CLOCK_CYCLE=1</text:p>
      <text:p text:style-name="P6"/>
      <text:h text:style-name="P16" text:outline-level="2"><text:bookmark-start text:name="__RefHeading__10770_71337508"/>安装和卸载 KGTP<text:bookmark-end text:name="__RefHeading__10770_71337508"/></text:h>
      <text:p text:style-name="P6">因为KGTP可以直接在编译目录里insmod，所以不编译后不安装也可以直接使用（见 <text:a xlink:type="simple" xlink:href="#如何让GDB连接KGTP|outline">如何让GDB连接KGTP</text:a>）。但是如果需要也可以将其安装到系统中。 安装：</text:p>
      <text:p text:style-name="P24">cd kgtp/</text:p>
      <text:p text:style-name="P24">sudo make install</text:p>
      <text:p text:style-name="P6"/>
      <text:p text:style-name="P6">卸载：</text:p>
      <text:p text:style-name="P24">cd kgtp/</text:p>
      <text:p text:style-name="P24">sudo make uninstall</text:p>
      <text:p text:style-name="P6"/>
      <text:h text:style-name="P16" text:outline-level="2"><text:bookmark-start text:name="__RefHeading__10772_71337508"/>和DKMS一起使用KGTP<text:bookmark-end text:name="__RefHeading__10772_71337508"/></text:h>
      <text:p text:style-name="P6">如果你需要的话，你还可以让DKMS来使用KGTP。</text:p>
      <text:p text:style-name="P6">下面的命令将拷贝KGTP的文件到DKMS需要的目录中。</text:p>
      <text:p text:style-name="P24">cd kgtp/</text:p>
      <text:p text:style-name="P24">sudo make dkms</text:p>
      <text:p text:style-name="P6">于是你可以用DKMS命令控制KGTP。请到 <text:a xlink:type="simple" xlink:href="http://linux.dell.com/dkms/manpage.html">http://linux.dell.com/dkms/manpage.html</text:a> 去看如何使用DKMS。</text:p>
      <text:p text:style-name="P6"/>
      <text:h text:style-name="P16" text:outline-level="2"><text:bookmark-start text:name="__RefHeading__10774_71337508"/>使用KGTP Linux内核patch<text:bookmark-end text:name="__RefHeading__10774_71337508"/></text:h>
      <text:p text:style-name="P6">大多数时候，你不需要KGTP patch，因为KGTP以一个LKM的形式编译安装更为方便。但是为了帮助人们集成KGTP到他们自己的内核树，KGTP也提供了patch. 在KGTP目录中：</text:p>
      <text:list xml:id="list6501717850154003471" text:style-name="L11">
        <text:list-item>
          <text:p text:style-name="P55"><text:span text:style-name="T1">gtp_3.7_to_upstream.patch</text:span> 是给Linux kernel 从3.7到upstream的patch。</text:p>
        </text:list-item>
        <text:list-item>
          <text:p text:style-name="P55"><text:span text:style-name="T1">gtp_3.0_to_3.6.patch</text:span> 是给Linux kernel 从3.0到3.6的patch。</text:p>
        </text:list-item>
        <text:list-item>
          <text:p text:style-name="P55"><text:span text:style-name="T1">gtp_2.6.39.patch</text:span> 是给Linux kernel 2.6.39的patch。</text:p>
        </text:list-item>
        <text:list-item>
          <text:p text:style-name="P55"><text:span text:style-name="T1">gtp_2.6.33_to_2.6.38.patch</text:span> 是给Linux kernel 从2.6.33到2.6.38的patch。</text:p>
        </text:list-item>
        <text:list-item>
          <text:p text:style-name="P55"><text:span text:style-name="T1">gtp_2.6.20_to_2.6.32.patch</text:span> 是给Linux kernel 从2.6.20到2.6.32的patch。</text:p>
        </text:list-item>
        <text:list-item>
          <text:p text:style-name="P55"><text:span text:style-name="T1">gtp_older_to_2.6.19.patch</text:span> 是给Linux kernel 2.6.19以及更早版本的patch。</text:p>
        </text:list-item>
      </text:list>
      <text:p text:style-name="P6"/>
      <text:h text:style-name="P16" text:outline-level="2"><text:bookmark-start text:name="__RefHeading__10776_71337508"/>安装可以和KGTP一起使用的GDB<text:bookmark-end text:name="__RefHeading__10776_71337508"/></text:h>
      <text:p text:style-name="P6">早于7.6版本的GDB的tracepoint功能有一些bug，而且还有一些功能做的不是很好。</text:p>
      <text:p text:style-name="P6">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6">如果你有GDB的问题，请根据这里的信息<text:a xlink:type="simple" xlink:href="#需要帮助或者汇报问题|outline">需要帮助或者汇报问题</text:a>。</text:p>
      <text:p text:style-name="P6"/>
      <text:h text:style-name="P39" text:outline-level="1"><text:bookmark-start text:name="__RefHeading__11575_71337508"/>附录B 如何让GDB连接KGTP<text:bookmark-end text:name="__RefHeading__11575_71337508"/></text:h>
      <text:p text:style-name="P6">要使用KGTP的功能需要先让GDB连接到KGTP上。</text:p>
      <text:h text:style-name="P25" text:outline-level="2"><text:bookmark-start text:name="__RefHeading__11577_71337508"/>普通Linux<text:bookmark-end text:name="__RefHeading__11577_71337508"/></text:h>
      <text:h text:style-name="P26" text:outline-level="3"><text:bookmark-start text:name="__RefHeading__11579_71337508"/>安装KGTP模块<text:bookmark-end text:name="__RefHeading__11579_71337508"/></text:h>
      <text:p text:style-name="P6">如果你已经安装了KGTP在你的系统中，你可以：</text:p>
      <text:p text:style-name="P24">sudo modprobe gtp</text:p>
      <text:p text:style-name="P10"/>
      <text:p text:style-name="P6">或者你可以直接使用KGTP目录里的文件：</text:p>
      <text:p text:style-name="P24">cd kgtp/</text:p>
      <text:p text:style-name="P24">sudo insmod gtp.ko</text:p>
      <text:p text:style-name="P6"/>
      <text:h text:style-name="P14" text:outline-level="3"><text:bookmark-start text:name="__RefHeading__11581_71337508"/>处理找不到"/sys/kernel/debug/gtp"的问题<text:bookmark-end text:name="__RefHeading__11581_71337508"/></text:h>
      <text:p text:style-name="P6">如果你有这个问题，请先确定你的内核config打开了"Debug Filesystem"。<text:a xlink:type="simple" xlink:href="#如果你的系统内核是自己编译的|outline">如果你的系统内核是自己编译的</text:a></text:p>
      <text:p text:style-name="P6"/>
      <text:p text:style-name="P6">如果它以及被打开了，请用下面命令mount sysfs。</text:p>
      <text:p text:style-name="P24">sudo mount -t sysfs none /sys/</text:p>
      <text:p text:style-name="P6">也许你可能会得到一些错误例如"sysfs is already mounted on /sys"，请忽略他们。</text:p>
      <text:p text:style-name="P6"/>
      <text:p text:style-name="P6">请用下面命令mount debugfs。</text:p>
      <text:p text:style-name="P24">mount -t debugfs none /sys/kernel/debug/</text:p>
      <text:p text:style-name="P6">然后你就找到"/sys/kernel/debug/gtp"。</text:p>
      <text:p text:style-name="P6"/>
      <text:h text:style-name="P14" text:outline-level="3"><text:bookmark-start text:name="__RefHeading__11583_71337508"/>让GDB连接到KGTP<text:bookmark-end text:name="__RefHeading__11583_71337508"/></text:h>
      <text:h text:style-name="P40" text:outline-level="4"><text:bookmark-start text:name="__RefHeading__10902_1675807557"/>装载Linux内核调试镜像到GDB<text:bookmark-end text:name="__RefHeading__10902_1675807557"/></text:h>
      <text:p text:style-name="P11">你可以用下面的命令打开GDB来装载镜像：</text:p>
      <text:p text:style-name="P24">gdb Linux内核调试镜像</text:p>
      <text:p text:style-name="P11">或者在打开GDB后，用下面的GDB命令来装载镜像：</text:p>
      <text:p text:style-name="P24">file Linux内核调试镜像文件</text:p>
      <text:p text:style-name="P11">你可以根据“<text:a xlink:type="simple" xlink:href="#5.0.0.4.当前Linux内核调试镜像在哪|outline">当前Linux内核调试镜像在哪</text:a>”找到Linux内核调试镜像文件。</text:p>
      <text:p text:style-name="P11"/>
      <text:p text:style-name="P6">请 <text:span text:style-name="T1">注意</text:span> 让GDB打开正确的vmlinux文件非常重要。请到 <text:a xlink:type="simple" xlink:href="#确定Linux内核调试镜像是正确的|outline">确定Linux内核调试镜像是正确的</text:a> 去看下如何做。</text:p>
      <text:p text:style-name="P6"/>
      <text:h text:style-name="P42" text:outline-level="4"><text:bookmark-start text:name="__RefHeading__11585_71337508"/>GDB在本地主机上<text:bookmark-end text:name="__RefHeading__11585_71337508"/></text:h>
      <text:p text:style-name="P24">sudo gdb ./vmlinux</text:p>
      <text:p text:style-name="P24">(gdb) target remote /sys/kernel/debug/gtp</text:p>
      <text:p text:style-name="P24">Remote debugging using /sys/kernel/debug/gtp</text:p>
      <text:p text:style-name="P24">0x0000000000000000 in ?? ()</text:p>
      <text:p text:style-name="P6">然后你就可以用GDB命令调试和跟踪Linux内核了。</text:p>
      <text:p text:style-name="P6"/>
      <text:h text:style-name="P42" text:outline-level="4"><text:bookmark-start text:name="__RefHeading__11587_71337508"/>如果GDB在远程主机上<text:bookmark-end text:name="__RefHeading__11587_71337508"/></text:h>
      <text:p text:style-name="P6">用nc把KGTP接口映射到端口1024上。</text:p>
      <text:p text:style-name="P24">sudo su</text:p>
      <text:p text:style-name="P24">nc -l 1234 &lt;/sys/kernel/debug/gtp &gt;/sys/kernel/debug/gtp</text:p>
      <text:p text:style-name="P24">#(nc -l -p 1234 &lt;/sys/kernel/debug/gtp &gt;/sys/kernel/debug/gtp 给老版本的nc)</text:p>
      <text:p text:style-name="P6">之后，nc会在那里等待连接。</text:p>
      <text:p text:style-name="P6"/>
      <text:p text:style-name="P6">让GDB连接1234端口。</text:p>
      <text:p text:style-name="P24">gdb-release ./vmlinux</text:p>
      <text:p text:style-name="P24">(gdb) target remote xxx.xxx.xxx.xxx:1234</text:p>
      <text:p text:style-name="P22"/>
      <text:p text:style-name="P6">然后你就可以用GDB命令调试和跟踪Linux内核了。</text:p>
      <text:p text:style-name="P6"/>
      <text:h text:style-name="P16" text:outline-level="2"><text:bookmark-start text:name="__RefHeading__11589_71337508"/>Android<text:bookmark-end text:name="__RefHeading__11589_71337508"/></text:h>
      <text:p text:style-name="P6">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6"/>
      <text:h text:style-name="P14" text:outline-level="3"><text:bookmark-start text:name="__RefHeading__11591_71337508"/>安装KGTP模块<text:bookmark-end text:name="__RefHeading__11591_71337508"/></text:h>
      <text:p text:style-name="P6"><text:span text:style-name="T1">第一步</text:span> 确定ADB已经连接到Android上。</text:p>
      <text:p text:style-name="P6"/>
      <text:p text:style-name="P6"><text:span text:style-name="T1">第二步</text:span> 拷贝KGTP模块到Android上。</text:p>
      <text:p text:style-name="P24">sudo adb push gtp.ko /</text:p>
      <text:p text:style-name="P6">目录 "/" 可能是只读的。你可以选择其他目录或者用命令"sudo adb shell mount -o rw,remount /"把这个目录remount为可写。</text:p>
      <text:p text:style-name="P6"/>
      <text:p text:style-name="P6"><text:span text:style-name="T1">第三步</text:span> 安装KGTP模块。</text:p>
      <text:p text:style-name="P24">adb shell insmod /gtp.ko</text:p>
      <text:p text:style-name="P6"/>
      <text:h text:style-name="P14" text:outline-level="3"><text:bookmark-start text:name="__RefHeading__11593_71337508"/>处理找不到"/sys/kernel/debug/gtp"的问题<text:bookmark-end text:name="__RefHeading__11593_71337508"/></text:h>
      <text:p text:style-name="P6">如果你有这个问题，请先确定你的内核config打开了"Debug Filesystem"。<text:a xlink:type="simple" xlink:href="#如果你的系统内核是自己编译的|outline">如果你的系统内核是自己编译的</text:a></text:p>
      <text:p text:style-name="P6">如果它以及被打开了，请用下面命令mount sysfs。</text:p>
      <text:p text:style-name="P24">sudo adb shell mount -t sysfs none /sys/</text:p>
      <text:p text:style-name="P6">也许你可能会得到一些错误例如"Device or resource busy"，请忽略他们。 </text:p>
      <text:p text:style-name="P6"/>
      <text:p text:style-name="P6">请用下面命令mount debugfs。</text:p>
      <text:p text:style-name="P24">sudo adb shell mount -t debugfs none /sys/kernel/debug/</text:p>
      <text:p text:style-name="P6"/>
      <text:p text:style-name="P6">然后你就找到"/sys/kernel/debug/gtp"。</text:p>
      <text:p text:style-name="P6"/>
      <text:h text:style-name="P14" text:outline-level="3"><text:bookmark-start text:name="__RefHeading__11595_71337508"/>GDB连接KGTP<text:bookmark-end text:name="__RefHeading__11595_71337508"/></text:h>
      <text:p text:style-name="P6">用nc将KGTP接口映射到1024端口上。</text:p>
      <text:p text:style-name="P24">adb forward tcp:1234 tcp:1234</text:p>
      <text:p text:style-name="P24">adb shell "nc -l -p 1234 &lt;/sys/kernel/debug/gtp &gt;/sys/kernel/debug/gtp"</text:p>
      <text:p text:style-name="P24">#(adb shell "nc -l 1234 &lt;/sys/kernel/debug/gtp &gt;/sys/kernel/debug/gtp" 给新版本的nc)</text:p>
      <text:p text:style-name="P6">之后，nc会在那里等待连接。</text:p>
      <text:p text:style-name="P6"/>
      <text:p text:style-name="P6">让GDB连接1234端口。</text:p>
      <text:p text:style-name="P24">gdb-release ./vmlinux</text:p>
      <text:p text:style-name="P24">(gdb) target remote :1234</text:p>
      <text:p text:style-name="P6">然后你就可以用GDB命令调试和跟踪Linux内核了。</text:p>
      <text:p text:style-name="P6"/>
      <text:h text:style-name="P39" text:outline-level="1"><text:bookmark-start text:name="__RefHeading__11597_71337508"/>附录C 增加模块的符号信息到GDB<text:bookmark-end text:name="__RefHeading__11597_71337508"/></text:h>
      <text:p text:style-name="P6">有时你需要添加一个Linux内核模块的符号信息到GDB<text:span text:style-name="T9">以其调试之</text:span>。</text:p>
      <text:p text:style-name="P6">手动增加符号信息不太容易，所以KGTP包里包含了GDB Python脚本"getmod.py"和程序"getmod"可以帮到你。</text:p>
      <text:p text:style-name="P6"/>
      <text:h text:style-name="P16" text:outline-level="2"><text:bookmark-start text:name="__RefHeading__11599_71337508"/>如何使用getmod<text:bookmark-end text:name="__RefHeading__11599_71337508"/></text:h>
      <text:p text:style-name="P6">"getmod" 是用C写的所以你可以把它用在任何地方即使是一个嵌入式环境。</text:p>
      <text:p text:style-name="P6">例如：</text:p>
      <text:p text:style-name="P24">#下面的命令将把Linux内核模块信息以GDB命令的格式保存到文件/tmp/mi。</text:p>
      <text:p text:style-name="P24">sudo getmod &gt;/tmp/mi</text:p>
      <text:p text:style-name="P24">#在GDB那边：</text:p>
      <text:p text:style-name="P24">(gdb) source /tmp/mi</text:p>
      <text:p text:style-name="P24">add symbol table from file "/lib/modules/2.6.39-rc5+/kernel/fs/nls/nls_iso8859-1.ko" at</text:p>
      <text:p text:style-name="P24"><text:s text:c="8"/>.text_addr = 0xf80de000</text:p>
      <text:p text:style-name="P24"><text:s text:c="8"/>.note.gnu.build-id_addr = 0xf80de088</text:p>
      <text:p text:style-name="P24"><text:s text:c="8"/>.exit.text_addr = 0xf80de074</text:p>
      <text:p text:style-name="P24"><text:s text:c="8"/>.init.text_addr = 0xf8118000</text:p>
      <text:p text:style-name="P24"><text:s text:c="8"/>.rodata.str1.1_addr = 0xf80de0ac</text:p>
      <text:p text:style-name="P24"><text:s text:c="8"/>.rodata_addr = 0xf80de0c0</text:p>
      <text:p text:style-name="P24"><text:s text:c="8"/>__mcount_loc_addr = 0xf80de9c0</text:p>
      <text:p text:style-name="P24"><text:s text:c="8"/>.data_addr = 0xf80de9e0</text:p>
      <text:p text:style-name="P24"><text:s text:c="8"/>.gnu.linkonce.this_module_addr = 0xf80dea00</text:p>
      <text:p text:style-name="P24">#这条GDB命令后，所有Linux内核模块信息都被装载进GDB了。</text:p>
      <text:p text:style-name="P24">#After this GDB command, all the Linux Kernel module info is loaded into GDB.</text:p>
      <text:p text:style-name="P22"/>
      <text:p text:style-name="P6">如果你使用远程调试或者离线调试，你可以需要修改基本目录。下面是一个例子：</text:p>
      <text:p text:style-name="P24">#/home/teawater/kernel/b26是GDB所在主机上内核模块所在的路径</text:p>
      <text:p text:style-name="P24">sudo ./getmod -r /home/teawater/kernel/b26 &gt;~/tmp/mi</text:p>
      <text:p text:style-name="P6"/>
      <text:h text:style-name="P16" text:outline-level="2"><text:bookmark-start text:name="__RefHeading__11601_71337508"/>如何使用getmod.py<text:bookmark-end text:name="__RefHeading__11601_71337508"/></text:h>
      <text:p text:style-name="P6">请 注意 <text:a xlink:type="simple" xlink:href="https://code.google.com/p/gdbt/">https://code.google.com/p/gdbt/</text:a>下载的静态编译GDB不能使用getmod.py。</text:p>
      <text:p text:style-name="P6">在使用getmod.py前连接到KGTP。</text:p>
      <text:p text:style-name="P24">(gdb) source ~/kgtp/getmod.py</text:p>
      <text:p text:style-name="P23">于是这个脚本将自动装载Linux内核模块到GDB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1.1.2$Windows_x86 LibreOffice_project/7e4286b58adc75a14f6d83f53a03b6c11fa2903</meta:generator>
    <dc:date>2014-06-12T22:20:31.057000000</dc:date>
    <meta:editing-duration>P1DT23H8M36S</meta:editing-duration>
    <meta:editing-cycles>2066</meta:editing-cycles>
    <dc:title>Linux Kernel GDB tracepoint module (KGTP)</dc:title>
    <meta:document-statistic meta:table-count="2" meta:image-count="0" meta:object-count="0" meta:page-count="136" meta:paragraph-count="1945" meta:word-count="20573" meta:character-count="69890" meta:non-whitespace-character-count="62075"/>
  </office:meta>
</office:document-meta>
</file>